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2" style:family="paragraph" style:parent-style-name="Preformatted_20_Text">
      <style:paragraph-properties fo:orphans="2" fo:widows="2"/>
      <style:text-properties fo:font-variant="normal" fo:text-transform="none" fo:color="#000000" loext:opacity="100%" fo:letter-spacing="normal"/>
    </style:style>
    <style:style style:name="P3" style:family="paragraph" style:parent-style-name="Preformatted_20_Text">
      <style:paragraph-properties fo:orphans="2" fo:widows="2"/>
    </style:style>
    <style:style style:name="P4" style:family="paragraph" style:parent-style-name="Preformatted_20_Text">
      <style:paragraph-properties fo:margin-left="0cm" fo:margin-right="0cm" fo:orphans="2" fo:widows="2" fo:text-indent="0cm" style:auto-text-indent="false"/>
      <style:text-properties fo:font-variant="normal" fo:text-transform="none" fo:color="#000000" loext:opacity="100%" fo:letter-spacing="normal" fo:font-style="normal" fo:font-weight="normal"/>
    </style:style>
    <style:style style:name="P5" style:family="paragraph" style:parent-style-name="Preformatted_20_Text">
      <style:paragraph-properties fo:margin-top="0cm" fo:margin-bottom="0.499cm" style:contextual-spacing="false" fo:orphans="2" fo:widows="2"/>
      <style:text-properties fo:font-variant="normal" fo:text-transform="none" fo:color="#000000" loext:opacity="100%" fo:letter-spacing="normal"/>
    </style:style>
    <style:style style:name="P6" style:family="paragraph" style:parent-style-name="Preformatted_20_Text">
      <style:paragraph-properties fo:margin-top="0cm" fo:margin-bottom="0.499cm" style:contextual-spacing="false" fo:orphans="2" fo:widows="2"/>
      <style:text-properties fo:font-variant="normal" fo:text-transform="none" fo:color="#000000" loext:opacity="100%" fo:letter-spacing="normal" fo:font-style="normal" fo:font-weight="normal"/>
    </style:style>
    <style:style style:name="T1" style:family="text">
      <style:text-properties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text:p text:style-name="P1">Test Cases for Weather app</text:p>
      <text:p text:style-name="P1">Test case-1:</text:p>
      <text:p text:style-name="P2"><text:s text:c="7"/><text:span text:style-name="T1">Name: Check for givien cornerpoints places</text:span></text:p>
      <text:p text:style-name="P2"><text:s text:c="7"/><text:span text:style-name="T1">Expected o/p: longitude and latitude for the given place</text:span></text:p>
      <text:p text:style-name="P2"><text:s text:c="7"/><text:span text:style-name="T1">Actual o/p: longitude and latitude for the given place</text:span></text:p>
      <text:p text:style-name="P1">Test case-2:</text:p>
      <text:p text:style-name="P2"><text:s text:c="5"/><text:span text:style-name="T1">Name: Check for Non-US places</text:span></text:p>
      <text:p text:style-name="P2"><text:s text:c="5"/><text:span text:style-name="T1">Expected o/p: longitude and latitude for the given place</text:span></text:p>
      <text:p text:style-name="P2"><text:s text:c="5"/><text:span text:style-name="T1">Actual o/p: 500 server error</text:span></text:p>
      <text:p text:style-name="P1">Test case-3:</text:p>
      <text:p text:style-name="P2"><text:s text:c="5"/><text:span text:style-name="T1">Name: Check for pincode of the places</text:span></text:p>
      <text:p text:style-name="P2"><text:s text:c="4"/><text:span text:style-name="T1">Expected o/p: longitude and latitude for the given place</text:span></text:p>
      <text:p text:style-name="P2"><text:s text:c="5"/><text:span text:style-name="T1">Actual o/p: 500 server error</text:span></text:p>
      <text:p text:style-name="P3"/>
      <text:p text:style-name="P1">Defects found:</text:p>
      <text:p text:style-name="P1">1.Defect-1:</text:p>
      <text:p text:style-name="P2"><text:s text:c="5"/><text:span text:style-name="T1">Test case-2</text:span></text:p>
      <text:p text:style-name="P2"><text:s text:c="5"/><text:span text:style-name="T1">Name: Check for Non-US places</text:span></text:p>
      <text:p text:style-name="P2"><text:s text:c="5"/><text:span text:style-name="T1">Expected o/p: longitude and latitude for the given place</text:span></text:p>
      <text:p text:style-name="P2"><text:s text:c="5"/><text:span text:style-name="T1">Actual o/p: 500 server error</text:span></text:p>
      <text:p text:style-name="P2"><text:s text:c="5"/><text:span text:style-name="T1">Description: It works only for the given list of places.While entering other places it's giving <text:s text:c="4"/>500 server error.</text:span></text:p>
      <text:p text:style-name="P1">2.Defect-2:</text:p>
      <text:p text:style-name="P2"><text:s text:c="6"/><text:span text:style-name="T1">Test case-3</text:span></text:p>
      <text:p text:style-name="P2"><text:s text:c="6"/><text:span text:style-name="T1">Name: Check for pincode of the places</text:span></text:p>
      <text:p text:style-name="P2"><text:s text:c="6"/><text:span text:style-name="T1">Expected o/p: longitude and latitude for the given place</text:span></text:p>
      <text:p text:style-name="P2"><text:s text:c="6"/><text:span text:style-name="T1">Actual o/p: 500 server error</text:span></text:p>
      <text:p text:style-name="P2"><text:s text:c="6"/><text:span text:style-name="T1">Description:While entering the given places pincode getting 500 server error.</text:span></text:p>
      <text:p text:style-name="P3"/>
      <text:p text:style-name="P3"/>
      <text:p text:style-name="P2"><text:s text:c="5"/></text:p>
      <text:p text:style-name="P5"><text:s text:c="3"/></text:p>
      <text:p text:style-name="P4">&lt;?xml version="1.0" encoding="UTF-8"?&gt;</text:p>
      <text:p text:style-name="P1">&lt;con:soapui-project id="da3449e0-f6de-4d37-801c-594142cb660d" activeEnvironment="Default" name="weather" resourceRoot="" soapui-version="5.6.0" xmlns:con="http://eviware.com/soapui/config"&gt;&lt;con:settings/&gt;&lt;con:interface xsi:type="con:WsdlInterface" id="a142d52f-8344-4099-b8bf-5ad695b55881" wsaVersion="NONE" name="ndfdXMLBinding" type="wsdl" bindingName="{https://graphical.weather.gov/xml/DWMLgen/wsdl/ndfdXML.wsdl}ndfdXMLBinding" soapVersion="1_1" anonymous="optional" definition="https://graphical.weather.gov/xml/SOAP_server/ndfdXMLserver.php?wsdl" xmlns:xsi="http://www.w3.org/2001/XMLSchema-instance"&gt;&lt;con:settings/&gt;&lt;con:definitionCache type="TEXT" rootPart="https://graphical.weather.gov/xml/SOAP_server/ndfdXMLserver.php?wsdl"&gt;&lt;con:part&gt;&lt;con:url&gt;https://graphical.weather.gov/xml/SOAP_server/ndfdXMLserver.php?wsdl&lt;/con:url&gt;&lt;con:content&gt;&lt;![CDATA[&lt;definitions targetNamespace="https://graphical.weather.gov/xml/DWMLgen/wsdl/ndfdXML.wsdl" xmlns:SOAP-ENV="http://schemas.xmlsoap.org/soap/envelope/" xmlns:xsd="http://www.w3.org/2001/XMLSchema" xmlns:xsi="http://www.w3.org/2001/XMLSchema-instance" xmlns:SOAP-ENC="http://schemas.xmlsoap.org/soap/encoding/" xmlns:tns="https://graphical.weather.gov/xml/DWMLgen/wsdl/ndfdXML.wsdl" xmlns:soap="http://schemas.xmlsoap.org/wsdl/soap/" xmlns:wsdl="http://schemas.xmlsoap.org/wsdl/" xmlns="http://schemas.xmlsoap.org/wsdl/"&gt;</text:p>
      <text:p text:style-name="P2"><text:s text:c="2"/><text:span text:style-name="T1">&lt;types&gt;</text:span></text:p>
      <text:p text:style-name="P2"><text:s text:c="4"/><text:span text:style-name="T1">&lt;xsd:schema targetNamespace="https://graphical.weather.gov/xml/DWMLgen/wsdl/ndfdXML.wsdl"&gt;</text:span></text:p>
      <text:p text:style-name="P2"><text:s text:c="6"/><text:span text:style-name="T1">&lt;xsd:import namespace="http://schemas.xmlsoap.org/soap/encoding/"/&gt;</text:span></text:p>
      <text:p text:style-name="P2"><text:soft-page-break/><text:s text:c="6"/><text:span text:style-name="T1">&lt;xsd:import namespace="http://schemas.xmlsoap.org/wsdl/"/&gt;</text:span></text:p>
      <text:p text:style-name="P2"><text:s text:c="6"/><text:span text:style-name="T1">&lt;xsd:complexType name="weatherParametersType"&gt;</text:span></text:p>
      <text:p text:style-name="P2"><text:s text:c="8"/><text:span text:style-name="T1">&lt;xsd:all&gt;</text:span></text:p>
      <text:p text:style-name="P2"><text:s text:c="10"/><text:span text:style-name="T1">&lt;xsd:element name="maxt" type="xsd:boolean"/&gt;</text:span></text:p>
      <text:p text:style-name="P2"><text:s text:c="10"/><text:span text:style-name="T1">&lt;xsd:element name="mint" type="xsd:boolean"/&gt;</text:span></text:p>
      <text:p text:style-name="P2"><text:s text:c="10"/><text:span text:style-name="T1">&lt;xsd:element name="temp" type="xsd:boolean"/&gt;</text:span></text:p>
      <text:p text:style-name="P2"><text:s text:c="10"/><text:span text:style-name="T1">&lt;xsd:element name="dew" type="xsd:boolean"/&gt;</text:span></text:p>
      <text:p text:style-name="P2"><text:s text:c="10"/><text:span text:style-name="T1">&lt;xsd:element name="pop12" type="xsd:boolean"/&gt;</text:span></text:p>
      <text:p text:style-name="P2"><text:s text:c="10"/><text:span text:style-name="T1">&lt;xsd:element name="qpf" type="xsd:boolean"/&gt;</text:span></text:p>
      <text:p text:style-name="P2"><text:s text:c="10"/><text:span text:style-name="T1">&lt;xsd:element name="sky" type="xsd:boolean"/&gt;</text:span></text:p>
      <text:p text:style-name="P2"><text:s text:c="10"/><text:span text:style-name="T1">&lt;xsd:element name="snow" type="xsd:boolean"/&gt;</text:span></text:p>
      <text:p text:style-name="P2"><text:s text:c="10"/><text:span text:style-name="T1">&lt;xsd:element name="wspd" type="xsd:boolean"/&gt;</text:span></text:p>
      <text:p text:style-name="P2"><text:s text:c="10"/><text:span text:style-name="T1">&lt;xsd:element name="wdir" type="xsd:boolean"/&gt;</text:span></text:p>
      <text:p text:style-name="P2"><text:s text:c="10"/><text:span text:style-name="T1">&lt;xsd:element name="wx" type="xsd:boolean"/&gt;</text:span></text:p>
      <text:p text:style-name="P2"><text:s text:c="10"/><text:span text:style-name="T1">&lt;xsd:element name="waveh" type="xsd:boolean"/&gt;</text:span></text:p>
      <text:p text:style-name="P2"><text:s text:c="10"/><text:span text:style-name="T1">&lt;xsd:element name="icons" type="xsd:boolean"/&gt;</text:span></text:p>
      <text:p text:style-name="P2"><text:s text:c="10"/><text:span text:style-name="T1">&lt;xsd:element name="rh" type="xsd:boolean"/&gt;</text:span></text:p>
      <text:p text:style-name="P2"><text:s text:c="10"/><text:span text:style-name="T1">&lt;xsd:element name="appt" type="xsd:boolean"/&gt;</text:span></text:p>
      <text:p text:style-name="P2"><text:s text:c="10"/><text:span text:style-name="T1">&lt;xsd:element name="incw34" type="xsd:boolean"/&gt;</text:span></text:p>
      <text:p text:style-name="P2"><text:s text:c="10"/><text:span text:style-name="T1">&lt;xsd:element name="incw50" type="xsd:boolean"/&gt;</text:span></text:p>
      <text:p text:style-name="P2"><text:s text:c="10"/><text:span text:style-name="T1">&lt;xsd:element name="incw64" type="xsd:boolean"/&gt;</text:span></text:p>
      <text:p text:style-name="P2"><text:s text:c="10"/><text:span text:style-name="T1">&lt;xsd:element name="cumw34" type="xsd:boolean"/&gt;</text:span></text:p>
      <text:p text:style-name="P2"><text:s text:c="10"/><text:span text:style-name="T1">&lt;xsd:element name="cumw50" type="xsd:boolean"/&gt;</text:span></text:p>
      <text:p text:style-name="P2"><text:s text:c="10"/><text:span text:style-name="T1">&lt;xsd:element name="cumw64" type="xsd:boolean"/&gt;</text:span></text:p>
      <text:p text:style-name="P2"><text:s text:c="10"/><text:span text:style-name="T1">&lt;xsd:element name="critfireo" type="xsd:boolean"/&gt;</text:span></text:p>
      <text:p text:style-name="P2"><text:s text:c="10"/><text:span text:style-name="T1">&lt;xsd:element name="dryfireo" type="xsd:boolean"/&gt;</text:span></text:p>
      <text:p text:style-name="P2"><text:s text:c="10"/><text:span text:style-name="T1">&lt;xsd:element name="conhazo" type="xsd:boolean"/&gt;</text:span></text:p>
      <text:p text:style-name="P2"><text:s text:c="10"/><text:span text:style-name="T1">&lt;xsd:element name="ptornado" type="xsd:boolean"/&gt;</text:span></text:p>
      <text:p text:style-name="P2"><text:s text:c="10"/><text:span text:style-name="T1">&lt;xsd:element name="phail" type="xsd:boolean"/&gt;</text:span></text:p>
      <text:p text:style-name="P2"><text:s text:c="10"/><text:span text:style-name="T1">&lt;xsd:element name="ptstmwinds" type="xsd:boolean"/&gt;</text:span></text:p>
      <text:p text:style-name="P2"><text:s text:c="10"/><text:span text:style-name="T1">&lt;xsd:element name="pxtornado" type="xsd:boolean"/&gt;</text:span></text:p>
      <text:p text:style-name="P2"><text:s text:c="10"/><text:span text:style-name="T1">&lt;xsd:element name="pxhail" type="xsd:boolean"/&gt;</text:span></text:p>
      <text:p text:style-name="P2"><text:s text:c="10"/><text:span text:style-name="T1">&lt;xsd:element name="pxtstmwinds" type="xsd:boolean"/&gt;</text:span></text:p>
      <text:p text:style-name="P2"><text:s text:c="10"/><text:span text:style-name="T1">&lt;xsd:element name="ptotsvrtstm" type="xsd:boolean"/&gt;</text:span></text:p>
      <text:p text:style-name="P2"><text:s text:c="10"/><text:span text:style-name="T1">&lt;xsd:element name="pxtotsvrtstm" type="xsd:boolean"/&gt;</text:span></text:p>
      <text:p text:style-name="P2"><text:s text:c="10"/><text:span text:style-name="T1">&lt;xsd:element name="tmpabv14d" type="xsd:boolean"/&gt;</text:span></text:p>
      <text:p text:style-name="P2"><text:s text:c="10"/><text:span text:style-name="T1">&lt;xsd:element name="tmpblw14d" type="xsd:boolean"/&gt;</text:span></text:p>
      <text:p text:style-name="P2"><text:s text:c="10"/><text:span text:style-name="T1">&lt;xsd:element name="tmpabv30d" type="xsd:boolean"/&gt;</text:span></text:p>
      <text:p text:style-name="P2"><text:s text:c="10"/><text:span text:style-name="T1">&lt;xsd:element name="tmpblw30d" type="xsd:boolean"/&gt;</text:span></text:p>
      <text:p text:style-name="P2"><text:s text:c="10"/><text:span text:style-name="T1">&lt;xsd:element name="tmpabv90d" type="xsd:boolean"/&gt;</text:span></text:p>
      <text:p text:style-name="P2"><text:s text:c="10"/><text:span text:style-name="T1">&lt;xsd:element name="tmpblw90d" type="xsd:boolean"/&gt;</text:span></text:p>
      <text:p text:style-name="P2"><text:s text:c="10"/><text:span text:style-name="T1">&lt;xsd:element name="prcpabv14d" type="xsd:boolean"/&gt;</text:span></text:p>
      <text:p text:style-name="P2"><text:s text:c="10"/><text:span text:style-name="T1">&lt;xsd:element name="prcpblw14d" type="xsd:boolean"/&gt;</text:span></text:p>
      <text:p text:style-name="P2"><text:s text:c="10"/><text:span text:style-name="T1">&lt;xsd:element name="prcpabv30d" type="xsd:boolean"/&gt;</text:span></text:p>
      <text:p text:style-name="P2"><text:s text:c="10"/><text:span text:style-name="T1">&lt;xsd:element name="prcpblw30d" type="xsd:boolean"/&gt;</text:span></text:p>
      <text:p text:style-name="P2"><text:s text:c="10"/><text:span text:style-name="T1">&lt;xsd:element name="prcpabv90d" type="xsd:boolean"/&gt;</text:span></text:p>
      <text:p text:style-name="P2"><text:s text:c="10"/><text:span text:style-name="T1">&lt;xsd:element name="prcpblw90d" type="xsd:boolean"/&gt;</text:span></text:p>
      <text:p text:style-name="P2"><text:s text:c="10"/><text:span text:style-name="T1">&lt;xsd:element name="precipa_r" type="xsd:boolean"/&gt;</text:span></text:p>
      <text:p text:style-name="P2"><text:s text:c="10"/><text:span text:style-name="T1">&lt;xsd:element name="sky_r" type="xsd:boolean"/&gt;</text:span></text:p>
      <text:p text:style-name="P2"><text:s text:c="10"/><text:span text:style-name="T1">&lt;xsd:element name="temp_r" type="xsd:boolean"/&gt;</text:span></text:p>
      <text:p text:style-name="P2"><text:s text:c="10"/><text:span text:style-name="T1">&lt;xsd:element name="td_r" type="xsd:boolean"/&gt;</text:span></text:p>
      <text:p text:style-name="P2"><text:s text:c="10"/><text:span text:style-name="T1">&lt;xsd:element name="wdir_r" type="xsd:boolean"/&gt;</text:span></text:p>
      <text:p text:style-name="P2"><text:s text:c="10"/><text:span text:style-name="T1">&lt;xsd:element name="wspd_r" type="xsd:boolean"/&gt;</text:span></text:p>
      <text:p text:style-name="P2"><text:s text:c="10"/><text:span text:style-name="T1">&lt;xsd:element name="wwa" type="xsd:boolean"/&gt;</text:span></text:p>
      <text:p text:style-name="P2"><text:s text:c="10"/><text:span text:style-name="T1">&lt;xsd:element name="wgust" type="xsd:boolean"/&gt;</text:span></text:p>
      <text:p text:style-name="P2"><text:s text:c="10"/><text:span text:style-name="T1">&lt;xsd:element name="iceaccum" type="xsd:boolean"/&gt;</text:span></text:p>
      <text:p text:style-name="P2"><text:s text:c="8"/><text:span text:style-name="T1">&lt;/xsd:all&gt;</text:span></text:p>
      <text:p text:style-name="P2"><text:s text:c="6"/><text:span text:style-name="T1">&lt;/xsd:complexType&gt;</text:span></text:p>
      <text:p text:style-name="P2"><text:s text:c="4"/><text:span text:style-name="T1">&lt;/xsd:schema&gt;</text:span></text:p>
      <text:p text:style-name="P2"><text:s text:c="2"/><text:span text:style-name="T1">&lt;/types&gt;</text:span></text:p>
      <text:p text:style-name="P2"><text:s text:c="2"/><text:span text:style-name="T1">&lt;message name="NDFDgenRequest"&gt;</text:span></text:p>
      <text:p text:style-name="P2"><text:s text:c="4"/><text:span text:style-name="T1">&lt;part name="latitude" type="xsd:decimal"/&gt;</text:span></text:p>
      <text:p text:style-name="P2"><text:s text:c="4"/><text:span text:style-name="T1">&lt;part name="longitude" type="xsd:decimal"/&gt;</text:span></text:p>
      <text:p text:style-name="P2"><text:s text:c="4"/><text:span text:style-name="T1">&lt;part name="product" type="xsd:string"/&gt;</text:span></text:p>
      <text:p text:style-name="P2"><text:soft-page-break/><text:s text:c="4"/><text:span text:style-name="T1">&lt;part name="startTime" type="xsd:dateTime"/&gt;</text:span></text:p>
      <text:p text:style-name="P2"><text:s text:c="4"/><text:span text:style-name="T1">&lt;part name="endTime" type="xsd:dateTime"/&gt;</text:span></text:p>
      <text:p text:style-name="P2"><text:s text:c="4"/><text:span text:style-name="T1">&lt;part name="Unit" type="xsd:string"/&gt;</text:span></text:p>
      <text:p text:style-name="P2"><text:s text:c="4"/><text:span text:style-name="T1">&lt;part name="weatherParameters" type="tns:weatherParametersType"/&gt;</text:span></text:p>
      <text:p text:style-name="P2"><text:s text:c="2"/><text:span text:style-name="T1">&lt;/message&gt;</text:span></text:p>
      <text:p text:style-name="P2"><text:s text:c="2"/><text:span text:style-name="T1">&lt;message name="NDFDgenResponse"&gt;</text:span></text:p>
      <text:p text:style-name="P2"><text:s text:c="4"/><text:span text:style-name="T1">&lt;part name="dwmlOut" type="xsd:string"/&gt;</text:span></text:p>
      <text:p text:style-name="P2"><text:s text:c="2"/><text:span text:style-name="T1">&lt;/message&gt;</text:span></text:p>
      <text:p text:style-name="P2"><text:s text:c="2"/><text:span text:style-name="T1">&lt;message name="NDFDgenLatLonListRequest"&gt;</text:span></text:p>
      <text:p text:style-name="P2"><text:s text:c="4"/><text:span text:style-name="T1">&lt;part name="listLatLon" type="xsd:string"/&gt;</text:span></text:p>
      <text:p text:style-name="P2"><text:s text:c="4"/><text:span text:style-name="T1">&lt;part name="product" type="xsd:string"/&gt;</text:span></text:p>
      <text:p text:style-name="P2"><text:s text:c="4"/><text:span text:style-name="T1">&lt;part name="startTime" type="xsd:dateTime"/&gt;</text:span></text:p>
      <text:p text:style-name="P2"><text:s text:c="4"/><text:span text:style-name="T1">&lt;part name="endTime" type="xsd:dateTime"/&gt;</text:span></text:p>
      <text:p text:style-name="P2"><text:s text:c="4"/><text:span text:style-name="T1">&lt;part name="Unit" type="xsd:string"/&gt;</text:span></text:p>
      <text:p text:style-name="P2"><text:s text:c="4"/><text:span text:style-name="T1">&lt;part name="weatherParameters" type="tns:weatherParametersType"/&gt;</text:span></text:p>
      <text:p text:style-name="P2"><text:s text:c="2"/><text:span text:style-name="T1">&lt;/message&gt;</text:span></text:p>
      <text:p text:style-name="P2"><text:s text:c="2"/><text:span text:style-name="T1">&lt;message name="NDFDgenLatLonListResponse"&gt;</text:span></text:p>
      <text:p text:style-name="P2"><text:s text:c="4"/><text:span text:style-name="T1">&lt;part name="dwmlOut" type="xsd:string"/&gt;</text:span></text:p>
      <text:p text:style-name="P2"><text:s text:c="2"/><text:span text:style-name="T1">&lt;/message&gt;</text:span></text:p>
      <text:p text:style-name="P2"><text:s text:c="2"/><text:span text:style-name="T1">&lt;message name="LatLonListSubgridRequest"&gt;</text:span></text:p>
      <text:p text:style-name="P2"><text:s text:c="4"/><text:span text:style-name="T1">&lt;part name="lowerLeftLatitude" type="xsd:decimal"/&gt;</text:span></text:p>
      <text:p text:style-name="P2"><text:s text:c="4"/><text:span text:style-name="T1">&lt;part name="lowerLeftLongitude" type="xsd:decimal"/&gt;</text:span></text:p>
      <text:p text:style-name="P2"><text:s text:c="4"/><text:span text:style-name="T1">&lt;part name="upperRightLatitude" type="xsd:decimal"/&gt;</text:span></text:p>
      <text:p text:style-name="P2"><text:s text:c="4"/><text:span text:style-name="T1">&lt;part name="upperRightLongitude" type="xsd:decimal"/&gt;</text:span></text:p>
      <text:p text:style-name="P2"><text:s text:c="4"/><text:span text:style-name="T1">&lt;part name="resolution" type="xsd:decimal"/&gt;</text:span></text:p>
      <text:p text:style-name="P2"><text:s text:c="2"/><text:span text:style-name="T1">&lt;/message&gt;</text:span></text:p>
      <text:p text:style-name="P2"><text:s text:c="2"/><text:span text:style-name="T1">&lt;message name="LatLonListSubgridResponse"&gt;</text:span></text:p>
      <text:p text:style-name="P2"><text:s text:c="4"/><text:span text:style-name="T1">&lt;part name="listLatLonOut" type="xsd:string"/&gt;</text:span></text:p>
      <text:p text:style-name="P2"><text:s text:c="2"/><text:span text:style-name="T1">&lt;/message&gt;</text:span></text:p>
      <text:p text:style-name="P2"><text:s text:c="2"/><text:span text:style-name="T1">&lt;message name="LatLonListLineRequest"&gt;</text:span></text:p>
      <text:p text:style-name="P2"><text:s text:c="4"/><text:span text:style-name="T1">&lt;part name="endPoint1Lat" type="xsd:decimal"/&gt;</text:span></text:p>
      <text:p text:style-name="P2"><text:s text:c="4"/><text:span text:style-name="T1">&lt;part name="endPoint1Lon" type="xsd:decimal"/&gt;</text:span></text:p>
      <text:p text:style-name="P2"><text:s text:c="4"/><text:span text:style-name="T1">&lt;part name="endPoint2Lat" type="xsd:decimal"/&gt;</text:span></text:p>
      <text:p text:style-name="P2"><text:s text:c="4"/><text:span text:style-name="T1">&lt;part name="endPoint2Lon" type="xsd:decimal"/&gt;</text:span></text:p>
      <text:p text:style-name="P2"><text:s text:c="2"/><text:span text:style-name="T1">&lt;/message&gt;</text:span></text:p>
      <text:p text:style-name="P2"><text:s text:c="2"/><text:span text:style-name="T1">&lt;message name="LatLonListLineResponse"&gt;</text:span></text:p>
      <text:p text:style-name="P2"><text:s text:c="4"/><text:span text:style-name="T1">&lt;part name="listLatLonOut" type="xsd:string"/&gt;</text:span></text:p>
      <text:p text:style-name="P2"><text:s text:c="2"/><text:span text:style-name="T1">&lt;/message&gt;</text:span></text:p>
      <text:p text:style-name="P2"><text:s text:c="2"/><text:span text:style-name="T1">&lt;message name="LatLonListZipCodeRequest"&gt;</text:span></text:p>
      <text:p text:style-name="P2"><text:s text:c="4"/><text:span text:style-name="T1">&lt;part name="zipCodeList" type="xsd:string"/&gt;</text:span></text:p>
      <text:p text:style-name="P2"><text:s text:c="2"/><text:span text:style-name="T1">&lt;/message&gt;</text:span></text:p>
      <text:p text:style-name="P2"><text:s text:c="2"/><text:span text:style-name="T1">&lt;message name="LatLonListZipCodeResponse"&gt;</text:span></text:p>
      <text:p text:style-name="P2"><text:s text:c="4"/><text:span text:style-name="T1">&lt;part name="listLatLonOut" type="xsd:string"/&gt;</text:span></text:p>
      <text:p text:style-name="P2"><text:s text:c="2"/><text:span text:style-name="T1">&lt;/message&gt;</text:span></text:p>
      <text:p text:style-name="P2"><text:s text:c="2"/><text:span text:style-name="T1">&lt;message name="LatLonListCityNamesRequest"&gt;</text:span></text:p>
      <text:p text:style-name="P2"><text:s text:c="4"/><text:span text:style-name="T1">&lt;part name="displayLevel" type="xsd:integer"/&gt;</text:span></text:p>
      <text:p text:style-name="P2"><text:s text:c="2"/><text:span text:style-name="T1">&lt;/message&gt;</text:span></text:p>
      <text:p text:style-name="P2"><text:s text:c="2"/><text:span text:style-name="T1">&lt;message name="LatLonListCityNamesResponse"&gt;</text:span></text:p>
      <text:p text:style-name="P2"><text:s text:c="4"/><text:span text:style-name="T1">&lt;part name="listLatLonOut" type="xsd:string"/&gt;</text:span></text:p>
      <text:p text:style-name="P2"><text:s text:c="2"/><text:span text:style-name="T1">&lt;/message&gt;</text:span></text:p>
      <text:p text:style-name="P2"><text:s text:c="2"/><text:span text:style-name="T1">&lt;message name="LatLonListSquareRequest"&gt;</text:span></text:p>
      <text:p text:style-name="P2"><text:s text:c="4"/><text:span text:style-name="T1">&lt;part name="centerPointLat" type="xsd:decimal"/&gt;</text:span></text:p>
      <text:p text:style-name="P2"><text:s text:c="4"/><text:span text:style-name="T1">&lt;part name="centerPointLon" type="xsd:decimal"/&gt;</text:span></text:p>
      <text:p text:style-name="P2"><text:s text:c="4"/><text:span text:style-name="T1">&lt;part name="distanceLat" type="xsd:decimal"/&gt;</text:span></text:p>
      <text:p text:style-name="P2"><text:s text:c="4"/><text:span text:style-name="T1">&lt;part name="distanceLon" type="xsd:decimal"/&gt;</text:span></text:p>
      <text:p text:style-name="P2"><text:s text:c="4"/><text:span text:style-name="T1">&lt;part name="resolution" type="xsd:decimal"/&gt;</text:span></text:p>
      <text:p text:style-name="P2"><text:s text:c="2"/><text:span text:style-name="T1">&lt;/message&gt;</text:span></text:p>
      <text:p text:style-name="P2"><text:s text:c="2"/><text:span text:style-name="T1">&lt;message name="LatLonListSquareResponse"&gt;</text:span></text:p>
      <text:p text:style-name="P2"><text:s text:c="4"/><text:span text:style-name="T1">&lt;part name="listLatLonOut" type="xsd:string"/&gt;</text:span></text:p>
      <text:p text:style-name="P2"><text:s text:c="2"/><text:span text:style-name="T1">&lt;/message&gt;</text:span></text:p>
      <text:p text:style-name="P2"><text:s text:c="2"/><text:span text:style-name="T1">&lt;message name="CornerPointsRequest"&gt;</text:span></text:p>
      <text:p text:style-name="P2"><text:s text:c="4"/><text:span text:style-name="T1">&lt;part name="sector" type="xsd:string"/&gt;</text:span></text:p>
      <text:p text:style-name="P2"><text:s text:c="2"/><text:span text:style-name="T1">&lt;/message&gt;</text:span></text:p>
      <text:p text:style-name="P2"><text:s text:c="2"/><text:span text:style-name="T1">&lt;message name="CornerPointsResponse"&gt;</text:span></text:p>
      <text:p text:style-name="P2"><text:soft-page-break/><text:s text:c="4"/><text:span text:style-name="T1">&lt;part name="listLatLonOut" type="xsd:string"/&gt;</text:span></text:p>
      <text:p text:style-name="P2"><text:s text:c="2"/><text:span text:style-name="T1">&lt;/message&gt;</text:span></text:p>
      <text:p text:style-name="P2"><text:s text:c="2"/><text:span text:style-name="T1">&lt;message name="GmlLatLonListRequest"&gt;</text:span></text:p>
      <text:p text:style-name="P2"><text:s text:c="4"/><text:span text:style-name="T1">&lt;part name="listLatLon" type="xsd:string"/&gt;</text:span></text:p>
      <text:p text:style-name="P2"><text:s text:c="4"/><text:span text:style-name="T1">&lt;part name="requestedTime" type="xsd:dateTime"/&gt;</text:span></text:p>
      <text:p text:style-name="P2"><text:s text:c="4"/><text:span text:style-name="T1">&lt;part name="featureType" type="xsd:string"/&gt;</text:span></text:p>
      <text:p text:style-name="P2"><text:s text:c="4"/><text:span text:style-name="T1">&lt;part name="weatherParameters" type="tns:weatherParametersType"/&gt;</text:span></text:p>
      <text:p text:style-name="P2"><text:s text:c="2"/><text:span text:style-name="T1">&lt;/message&gt;</text:span></text:p>
      <text:p text:style-name="P2"><text:s text:c="2"/><text:span text:style-name="T1">&lt;message name="GmlLatLonListResponse"&gt;</text:span></text:p>
      <text:p text:style-name="P2"><text:s text:c="4"/><text:span text:style-name="T1">&lt;part name="dwGmlOut" type="xsd:string"/&gt;</text:span></text:p>
      <text:p text:style-name="P2"><text:s text:c="2"/><text:span text:style-name="T1">&lt;/message&gt;</text:span></text:p>
      <text:p text:style-name="P2"><text:s text:c="2"/><text:span text:style-name="T1">&lt;message name="GmlTimeSeriesRequest"&gt;</text:span></text:p>
      <text:p text:style-name="P2"><text:s text:c="4"/><text:span text:style-name="T1">&lt;part name="listLatLon" type="xsd:string"/&gt;</text:span></text:p>
      <text:p text:style-name="P2"><text:s text:c="4"/><text:span text:style-name="T1">&lt;part name="startTime" type="xsd:dateTime"/&gt;</text:span></text:p>
      <text:p text:style-name="P2"><text:s text:c="4"/><text:span text:style-name="T1">&lt;part name="endTime" type="xsd:dateTime"/&gt;</text:span></text:p>
      <text:p text:style-name="P2"><text:s text:c="4"/><text:span text:style-name="T1">&lt;part name="compType" type="xsd:string"/&gt;</text:span></text:p>
      <text:p text:style-name="P2"><text:s text:c="4"/><text:span text:style-name="T1">&lt;part name="featureType" type="xsd:string"/&gt;</text:span></text:p>
      <text:p text:style-name="P2"><text:s text:c="4"/><text:span text:style-name="T1">&lt;part name="propertyName" type="xsd:string"/&gt;</text:span></text:p>
      <text:p text:style-name="P2"><text:s text:c="2"/><text:span text:style-name="T1">&lt;/message&gt;</text:span></text:p>
      <text:p text:style-name="P2"><text:s text:c="2"/><text:span text:style-name="T1">&lt;message name="GmlTimeSeriesResponse"&gt;</text:span></text:p>
      <text:p text:style-name="P2"><text:s text:c="4"/><text:span text:style-name="T1">&lt;part name="dwGmlOut" type="xsd:string"/&gt;</text:span></text:p>
      <text:p text:style-name="P2"><text:s text:c="2"/><text:span text:style-name="T1">&lt;/message&gt;</text:span></text:p>
      <text:p text:style-name="P2"><text:s text:c="2"/><text:span text:style-name="T1">&lt;message name="NDFDgenByDayRequest"&gt;</text:span></text:p>
      <text:p text:style-name="P2"><text:s text:c="4"/><text:span text:style-name="T1">&lt;part name="latitude" type="xsd:decimal"/&gt;</text:span></text:p>
      <text:p text:style-name="P2"><text:s text:c="4"/><text:span text:style-name="T1">&lt;part name="longitude" type="xsd:decimal"/&gt;</text:span></text:p>
      <text:p text:style-name="P2"><text:s text:c="4"/><text:span text:style-name="T1">&lt;part name="startDate" type="xsd:date"/&gt;</text:span></text:p>
      <text:p text:style-name="P2"><text:s text:c="4"/><text:span text:style-name="T1">&lt;part name="numDays" type="xsd:integer"/&gt;</text:span></text:p>
      <text:p text:style-name="P2"><text:s text:c="4"/><text:span text:style-name="T1">&lt;part name="Unit" type="xsd:string"/&gt;</text:span></text:p>
      <text:p text:style-name="P2"><text:s text:c="4"/><text:span text:style-name="T1">&lt;part name="format" type="xsd:string"/&gt;</text:span></text:p>
      <text:p text:style-name="P2"><text:s text:c="2"/><text:span text:style-name="T1">&lt;/message&gt;</text:span></text:p>
      <text:p text:style-name="P2"><text:s text:c="2"/><text:span text:style-name="T1">&lt;message name="NDFDgenByDayResponse"&gt;</text:span></text:p>
      <text:p text:style-name="P2"><text:s text:c="4"/><text:span text:style-name="T1">&lt;part name="dwmlByDayOut" type="xsd:string"/&gt;</text:span></text:p>
      <text:p text:style-name="P2"><text:s text:c="2"/><text:span text:style-name="T1">&lt;/message&gt;</text:span></text:p>
      <text:p text:style-name="P2"><text:s text:c="2"/><text:span text:style-name="T1">&lt;message name="NDFDgenByDayLatLonListRequest"&gt;</text:span></text:p>
      <text:p text:style-name="P2"><text:s text:c="4"/><text:span text:style-name="T1">&lt;part name="listLatLon" type="xsd:string"/&gt;</text:span></text:p>
      <text:p text:style-name="P2"><text:s text:c="4"/><text:span text:style-name="T1">&lt;part name="startDate" type="xsd:date"/&gt;</text:span></text:p>
      <text:p text:style-name="P2"><text:s text:c="4"/><text:span text:style-name="T1">&lt;part name="numDays" type="xsd:integer"/&gt;</text:span></text:p>
      <text:p text:style-name="P2"><text:s text:c="4"/><text:span text:style-name="T1">&lt;part name="Unit" type="xsd:string"/&gt;</text:span></text:p>
      <text:p text:style-name="P2"><text:s text:c="4"/><text:span text:style-name="T1">&lt;part name="format" type="xsd:string"/&gt;</text:span></text:p>
      <text:p text:style-name="P2"><text:s text:c="2"/><text:span text:style-name="T1">&lt;/message&gt;</text:span></text:p>
      <text:p text:style-name="P2"><text:s text:c="2"/><text:span text:style-name="T1">&lt;message name="NDFDgenByDayLatLonListResponse"&gt;</text:span></text:p>
      <text:p text:style-name="P2"><text:s text:c="4"/><text:span text:style-name="T1">&lt;part name="dwmlByDayOut" type="xsd:string"/&gt;</text:span></text:p>
      <text:p text:style-name="P2"><text:s text:c="2"/><text:span text:style-name="T1">&lt;/message&gt;</text:span></text:p>
      <text:p text:style-name="P2"><text:s text:c="2"/><text:span text:style-name="T1">&lt;portType name="ndfdXMLPortType"&gt;</text:span></text:p>
      <text:p text:style-name="P2"><text:s text:c="4"/><text:span text:style-name="T1">&lt;operation name="NDFDgen"&gt;</text:span></text:p>
      <text:p text:style-name="P2"><text:s text:c="6"/><text:span text:style-name="T1">&lt;documentation&gt;Returns National Weather Service digital weather forecast data. <text:s/>Supports latitudes and longitudes for the Continental United States, Alaska, Hawaii, Guam, and Puerto Rico only. Allowable values for the input variable "product" are "time-series" and "glance". Allowable values for the input variable "Unit" are "e" for U.S. Standare/English units and "m" for Metric units. For both products, a start and end time (Local) are required. <text:s/>For the time-series product, the input variable "weatherParameters" has array elements set to "true" to indicate which weather parameters are being requested. <text:s/>If an array element is set to "false", data for that weather parameter are not to be returned.&lt;/documentation&gt;</text:span></text:p>
      <text:p text:style-name="P2"><text:s text:c="6"/><text:span text:style-name="T1">&lt;input message="tns:NDFDgenRequest"/&gt;</text:span></text:p>
      <text:p text:style-name="P2"><text:s text:c="6"/><text:span text:style-name="T1">&lt;output message="tns:NDFDgenResponse"/&gt;</text:span></text:p>
      <text:p text:style-name="P2"><text:s text:c="4"/><text:span text:style-name="T1">&lt;/operation&gt;</text:span></text:p>
      <text:p text:style-name="P2"><text:s text:c="4"/><text:span text:style-name="T1">&lt;operation name="NDFDgenLatLonList"&gt;</text:span></text:p>
      <text:p text:style-name="P2"><text:s text:c="6"/><text:span text:style-name="T1">&lt;documentation&gt;Returns National Weather Service digital weather forecast data. <text:s/>Supports latitudes and longitudes for the Continental United States, Alaska, Hawaii, Guam, and Puerto Rico only. <text:s/>The latitude and longitude are delimited by a comma and multiple pairs are delimited by a space (i.e. 30.00,-77.00 40.00,-90.00). Allowable values for the input variable "product" are </text:span><text:soft-page-break/><text:span text:style-name="T1">"time-series" and "glance". Allowable values for the input variable "Unit" are "e" for U.S. Standare/English units and "m" for Metric units. For both products, a start and end time (Local) are required. For both products, a start and end time (Local) are required. <text:s/>For the time-series product, the input variable "weatherParameters" has array elements set to "true" to indicate which weather parameters are being requested. <text:s/>If an array element is set to "false", data for that weather parameter are not to be returned.&lt;/documentation&gt;</text:span></text:p>
      <text:p text:style-name="P2"><text:s text:c="6"/><text:span text:style-name="T1">&lt;input message="tns:NDFDgenLatLonListRequest"/&gt;</text:span></text:p>
      <text:p text:style-name="P2"><text:s text:c="6"/><text:span text:style-name="T1">&lt;output message="tns:NDFDgenLatLonListResponse"/&gt;</text:span></text:p>
      <text:p text:style-name="P2"><text:s text:c="4"/><text:span text:style-name="T1">&lt;/operation&gt;</text:span></text:p>
      <text:p text:style-name="P2"><text:s text:c="4"/><text:span text:style-name="T1">&lt;operation name="LatLonListSubgrid"&gt;</text:span></text:p>
      <text:p text:style-name="P2"><text:s text:c="6"/><text:span text:style-name="T1">&lt;documentation&gt;Returns a list of Latitude and longitude pairs for a rectangle defined by its lower left and upper right points. <text:s/>Provides points in a format suitable for use in calling multi-point functions NDFDgenLatLonList and NDFDgenByDayLatLonList. <text:s/>Supports latitudes and longitudes for the Continental United States, Alaska, Hawaii, Guam, and Puerto Rico.&lt;/documentation&gt;</text:span></text:p>
      <text:p text:style-name="P2"><text:s text:c="6"/><text:span text:style-name="T1">&lt;input message="tns:LatLonListSubgridRequest"/&gt;</text:span></text:p>
      <text:p text:style-name="P2"><text:s text:c="6"/><text:span text:style-name="T1">&lt;output message="tns:LatLonListSubgridResponse"/&gt;</text:span></text:p>
      <text:p text:style-name="P2"><text:s text:c="4"/><text:span text:style-name="T1">&lt;/operation&gt;</text:span></text:p>
      <text:p text:style-name="P2"><text:s text:c="4"/><text:span text:style-name="T1">&lt;operation name="LatLonListLine"&gt;</text:span></text:p>
      <text:p text:style-name="P2"><text:s text:c="6"/><text:span text:style-name="T1">&lt;documentation&gt;Returns a list of latitude and longitude pairs along a line defined by two points. <text:s/>Supports latitudes and longitudes for the Continental United States, Alaska, Hawaii, Guam, and Puerto Rico only. <text:s/>Provides points in a format suitable for use in calling multi-point functions NDFDgenLatLonList and NDFDgenByDayLatLonList.&lt;/documentation&gt;</text:span></text:p>
      <text:p text:style-name="P2"><text:s text:c="6"/><text:span text:style-name="T1">&lt;input message="tns:LatLonListLineRequest"/&gt;</text:span></text:p>
      <text:p text:style-name="P2"><text:s text:c="6"/><text:span text:style-name="T1">&lt;output message="tns:LatLonListLineResponse"/&gt;</text:span></text:p>
      <text:p text:style-name="P2"><text:s text:c="4"/><text:span text:style-name="T1">&lt;/operation&gt;</text:span></text:p>
      <text:p text:style-name="P2"><text:s text:c="4"/><text:span text:style-name="T1">&lt;operation name="LatLonListZipCode"&gt;</text:span></text:p>
      <text:p text:style-name="P2"><text:s text:c="6"/><text:span text:style-name="T1">&lt;documentation&gt;Returns the latitude and longitude pairs corresponding to a list of one or more zip codes. <text:s/>Supports zip codes for the Continental United States, Alaska, Hawaii, and Puerto Rico only. Provides points in a format suitable for use in calling multi-point functions NDFDgenLatLonList and NDFDgenByDayLatLonList.&lt;/documentation&gt;</text:span></text:p>
      <text:p text:style-name="P2"><text:s text:c="6"/><text:span text:style-name="T1">&lt;input message="tns:LatLonListZipCodeRequest"/&gt;</text:span></text:p>
      <text:p text:style-name="P2"><text:s text:c="6"/><text:span text:style-name="T1">&lt;output message="tns:LatLonListZipCodeResponse"/&gt;</text:span></text:p>
      <text:p text:style-name="P2"><text:s text:c="4"/><text:span text:style-name="T1">&lt;/operation&gt;</text:span></text:p>
      <text:p text:style-name="P2"><text:s text:c="4"/><text:span text:style-name="T1">&lt;operation name="LatLonListCityNames"&gt;</text:span></text:p>
      <text:p text:style-name="P2"><text:s text:c="6"/><text:span text:style-name="T1">&lt;documentation&gt;Returns the latitude and longitude pairs corresponding to a predefined list of US cities. <text:s/>Provides points in a format suitable for use in calling multi-point functions NDFDgenLatLonList and NDFDgenByDayLatLonList. <text:s/>The response also includes a list of city names with the order of the names matching the order of the corresponding point.&lt;/documentation&gt;</text:span></text:p>
      <text:p text:style-name="P2"><text:s text:c="6"/><text:span text:style-name="T1">&lt;input message="tns:LatLonListCityNamesRequest"/&gt;</text:span></text:p>
      <text:p text:style-name="P2"><text:s text:c="6"/><text:span text:style-name="T1">&lt;output message="tns:LatLonListCityNamesResponse"/&gt;</text:span></text:p>
      <text:p text:style-name="P2"><text:s text:c="4"/><text:span text:style-name="T1">&lt;/operation&gt;</text:span></text:p>
      <text:p text:style-name="P2"><text:s text:c="4"/><text:span text:style-name="T1">&lt;operation name="LatLonListSquare"&gt;</text:span></text:p>
      <text:p text:style-name="P2"><text:s text:c="6"/><text:span text:style-name="T1">&lt;documentation&gt;Returns a list of latitude and longitude pairs in a rectangle defined by a central point and distance from that point in the latitudinal and longitudinal directions. <text:s/>Supports latitudes and longitudes for the Continental United States, Alaska, Hawaii, Guam, and Puerto Rico only. <text:s/>Provides points in a format suitable for use in calling multi-point functions NDFDgenLatLonList and NDFDgenByDayLatLonList.&lt;/documentation&gt;</text:span></text:p>
      <text:p text:style-name="P2"><text:s text:c="6"/><text:span text:style-name="T1">&lt;input message="tns:LatLonListSquareRequest"/&gt;</text:span></text:p>
      <text:p text:style-name="P2"><text:s text:c="6"/><text:span text:style-name="T1">&lt;output message="tns:LatLonListSquareResponse"/&gt;</text:span></text:p>
      <text:p text:style-name="P2"><text:s text:c="4"/><text:span text:style-name="T1">&lt;/operation&gt;</text:span></text:p>
      <text:p text:style-name="P2"><text:s text:c="4"/><text:span text:style-name="T1">&lt;operation name="CornerPoints"&gt;</text:span></text:p>
      <text:p text:style-name="P2"><text:s text:c="6"/><text:span text:style-name="T1">&lt;documentation&gt;Returns latitude and longitude pairs of the four corners of an NDFD grid. <text:s/>Provides points in a format suitable for use in calling multi-point functions NDFDgenLatLonList and NDFDgenByDayLatLonList. <text:s/>Supports latitudes and longitudes for the Continental United States, Hawaii, Guam, and Puerto Rico only. <text:s/>Also provides a minimum resolution for requesting the grid.&lt;/documentation&gt;</text:span></text:p>
      <text:p text:style-name="P2"><text:s text:c="6"/><text:span text:style-name="T1">&lt;input message="tns:CornerPointsRequest"/&gt;</text:span></text:p>
      <text:p text:style-name="P2"><text:soft-page-break/><text:s text:c="6"/><text:span text:style-name="T1">&lt;output message="tns:CornerPointsResponse"/&gt;</text:span></text:p>
      <text:p text:style-name="P2"><text:s text:c="4"/><text:span text:style-name="T1">&lt;/operation&gt;</text:span></text:p>
      <text:p text:style-name="P2"><text:s text:c="4"/><text:span text:style-name="T1">&lt;operation name="GmlLatLonList"&gt;</text:span></text:p>
      <text:p text:style-name="P2"><text:s text:c="6"/><text:span text:style-name="T1">&lt;documentation&gt;Returns National Weather Service digital weather forecast data encoded in GML. <text:s/>Supports latitudes and longitudes for the Continental United States, Alaska, Hawaii, Guam, and Puerto Rico only. <text:s/>The latitude and longitude are delimited by a comma and multiple pairs are delimited by a space (i.e. 30.00,-77.00 40.00,-90.00). Allowable values for the input variable "featureType" are "Forecast_Gml2Point", "Forecast_GmlObs", "NdfdMultiPointCoverage", "Ndfd_KmlPoint", and "Forecast_GmlsfPoint". <text:s/>For all feature types a time (UTC) is required to indicate when data is requested. <text:s/>The input variable "weatherParameters" has array elements set to "true" to indicate which weather parameters are being requested. <text:s/>If an array element is set to "false", data for that weather parameter are not to be returned.&lt;/documentation&gt;</text:span></text:p>
      <text:p text:style-name="P2"><text:s text:c="6"/><text:span text:style-name="T1">&lt;input message="tns:GmlLatLonListRequest"/&gt;</text:span></text:p>
      <text:p text:style-name="P2"><text:s text:c="6"/><text:span text:style-name="T1">&lt;output message="tns:GmlLatLonListResponse"/&gt;</text:span></text:p>
      <text:p text:style-name="P2"><text:s text:c="4"/><text:span text:style-name="T1">&lt;/operation&gt;</text:span></text:p>
      <text:p text:style-name="P2"><text:s text:c="4"/><text:span text:style-name="T1">&lt;operation name="GmlTimeSeries"&gt;</text:span></text:p>
      <text:p text:style-name="P2"><text:s text:c="6"/><text:span text:style-name="T1">&lt;documentation&gt;Returns National Weather Service digital weather forecast data encoded in GML. <text:s/>Supports latitudes and longitudes for the Continental United States, Alaska, Hawaii, Guam, and Puerto Rico only. <text:s/>The latitude and longitude are delimited by a comma and multiple pairs are delimited by a space (i.e. 30.00,-77.00 40.00,-90.00). Allowable values for the input variable "featureType" are "Forecast_Gml2Point", "Forecast_GmlObs", "NdfdMultiPointCoverage", "Ndfd_KmlPoint", and "Forecast_GmlsfPoint". <text:s/>For all feature types a start and end time (UTC) is required to indicate when data is requested. <text:s/>a comparison type (IsEqual, Between, GreaterThan, GreaterThan, GreaterThanEqualTo, LessThan, and <text:s/>LessThanEqualTo). The input variable "propertyName" contains a comma delimited string of NDFD element to indicate which weather parameters are being requested.&lt;/documentation&gt;</text:span></text:p>
      <text:p text:style-name="P2"><text:s text:c="6"/><text:span text:style-name="T1">&lt;input message="tns:GmlTimeSeriesRequest"/&gt;</text:span></text:p>
      <text:p text:style-name="P2"><text:s text:c="6"/><text:span text:style-name="T1">&lt;output message="tns:GmlTimeSeriesResponse"/&gt;</text:span></text:p>
      <text:p text:style-name="P2"><text:s text:c="4"/><text:span text:style-name="T1">&lt;/operation&gt;</text:span></text:p>
      <text:p text:style-name="P2"><text:s text:c="4"/><text:span text:style-name="T1">&lt;operation name="NDFDgenByDay"&gt;</text:span></text:p>
      <text:p text:style-name="P2"><text:s text:c="6"/><text:span text:style-name="T1">&lt;documentation&gt;Returns National Weather Service digital weather forecast data. <text:s/>Supports latitudes and longitudes for the Continental United States, Hawaii, Guam, and Puerto Rico only. <text:s/>Allowable values for the input variable "format" are "24 hourly" and "12 hourly". <text:s/>The input variable "startDate" is a date string representing the first day (Local) of data to be returned. The input variable "numDays" is the integer number of days for which the user wants data. Allowable values for the input variable "Unit" are "e" for U.S. Standare/English units and "m" for Metric units.&lt;/documentation&gt;</text:span></text:p>
      <text:p text:style-name="P2"><text:s text:c="6"/><text:span text:style-name="T1">&lt;input message="tns:NDFDgenByDayRequest"/&gt;</text:span></text:p>
      <text:p text:style-name="P2"><text:s text:c="6"/><text:span text:style-name="T1">&lt;output message="tns:NDFDgenByDayResponse"/&gt;</text:span></text:p>
      <text:p text:style-name="P2"><text:s text:c="4"/><text:span text:style-name="T1">&lt;/operation&gt;</text:span></text:p>
      <text:p text:style-name="P2"><text:s text:c="4"/><text:span text:style-name="T1">&lt;operation name="NDFDgenByDayLatLonList"&gt;</text:span></text:p>
      <text:p text:style-name="P2"><text:s text:c="6"/><text:span text:style-name="T1">&lt;documentation&gt;Returns National Weather Service digital weather forecast data. <text:s/>Supports latitudes and longitudes for the Continental United States, Hawaii, Guam, and Puerto Rico only. <text:s/>The latitude and longitude are delimited by a comma and multiple pairs are delimited by a space (i.e. 30.00,-77.00 40.00,-90.00). Allowable values for the input variable "format" are "24 hourly" and "12 hourly". <text:s/>The input variable "startDate" is a date string representing the first day (Local) of data to be returned. The input variable "numDays" is the integer number of days for which the user wants data. Allowable values for the input variable "Unit" are "e" for U.S. Standare/English units and "m" for Metric units.&lt;/documentation&gt;</text:span></text:p>
      <text:p text:style-name="P2"><text:s text:c="6"/><text:span text:style-name="T1">&lt;input message="tns:NDFDgenByDayLatLonListRequest"/&gt;</text:span></text:p>
      <text:p text:style-name="P2"><text:s text:c="6"/><text:span text:style-name="T1">&lt;output message="tns:NDFDgenByDayLatLonListResponse"/&gt;</text:span></text:p>
      <text:p text:style-name="P2"><text:s text:c="4"/><text:span text:style-name="T1">&lt;/operation&gt;</text:span></text:p>
      <text:p text:style-name="P2"><text:s text:c="2"/><text:span text:style-name="T1">&lt;/portType&gt;</text:span></text:p>
      <text:p text:style-name="P2"><text:s text:c="2"/><text:span text:style-name="T1">&lt;binding name="ndfdXMLBinding" type="tns:ndfdXMLPortType"&gt;</text:span></text:p>
      <text:p text:style-name="P2"><text:s text:c="4"/><text:span text:style-name="T1">&lt;soap:binding style="rpc" transport="http://schemas.xmlsoap.org/soap/http"/&gt;</text:span></text:p>
      <text:p text:style-name="P2"><text:s text:c="4"/><text:span text:style-name="T1">&lt;operation name="NDFDgen"&gt;</text:span></text:p>
      <text:p text:style-name="P2"><text:soft-page-break/><text:s text:c="6"/><text:span text:style-name="T1">&lt;soap:operation soapAction="https://graphical.weather.gov/xml/DWMLgen/wsdl/ndfdXML.wsdl#NDFDgen" style="rpc"/&gt;</text:span></text:p>
      <text:p text:style-name="P2"><text:s text:c="6"/><text:span text:style-name="T1">&lt;input&gt;</text:span></text:p>
      <text:p text:style-name="P2"><text:s text:c="8"/><text:span text:style-name="T1">&lt;soap:body use="encoded" namespace="https://graphical.weather.gov/xml/DWMLgen/wsdl/ndfdXML.wsdl" encodingStyle="http://schemas.xmlsoap.org/soap/encoding/"/&gt;</text:span></text:p>
      <text:p text:style-name="P2"><text:s text:c="6"/><text:span text:style-name="T1">&lt;/input&gt;</text:span></text:p>
      <text:p text:style-name="P2"><text:s text:c="6"/><text:span text:style-name="T1">&lt;output&gt;</text:span></text:p>
      <text:p text:style-name="P2"><text:s text:c="8"/><text:span text:style-name="T1">&lt;soap:body use="encoded" namespace="https://graphical.weather.gov/xml/DWMLgen/wsdl/ndfdXML.wsdl" encodingStyle="http://schemas.xmlsoap.org/soap/encoding/"/&gt;</text:span></text:p>
      <text:p text:style-name="P2"><text:s text:c="6"/><text:span text:style-name="T1">&lt;/output&gt;</text:span></text:p>
      <text:p text:style-name="P2"><text:s text:c="4"/><text:span text:style-name="T1">&lt;/operation&gt;</text:span></text:p>
      <text:p text:style-name="P2"><text:s text:c="4"/><text:span text:style-name="T1">&lt;operation name="NDFDgenLatLonList"&gt;</text:span></text:p>
      <text:p text:style-name="P2"><text:s text:c="6"/><text:span text:style-name="T1">&lt;soap:operation soapAction="https://graphical.weather.gov/xml/DWMLgen/wsdl/ndfdXML.wsdl#NDFDgenLatLonList" style="rpc"/&gt;</text:span></text:p>
      <text:p text:style-name="P2"><text:s text:c="6"/><text:span text:style-name="T1">&lt;input&gt;</text:span></text:p>
      <text:p text:style-name="P2"><text:s text:c="8"/><text:span text:style-name="T1">&lt;soap:body use="encoded" namespace="https://graphical.weather.gov/xml/DWMLgen/wsdl/ndfdXML.wsdl" encodingStyle="http://schemas.xmlsoap.org/soap/encoding/"/&gt;</text:span></text:p>
      <text:p text:style-name="P2"><text:s text:c="6"/><text:span text:style-name="T1">&lt;/input&gt;</text:span></text:p>
      <text:p text:style-name="P2"><text:s text:c="6"/><text:span text:style-name="T1">&lt;output&gt;</text:span></text:p>
      <text:p text:style-name="P2"><text:s text:c="8"/><text:span text:style-name="T1">&lt;soap:body use="encoded" namespace="https://graphical.weather.gov/xml/DWMLgen/wsdl/ndfdXML.wsdl" encodingStyle="http://schemas.xmlsoap.org/soap/encoding/"/&gt;</text:span></text:p>
      <text:p text:style-name="P2"><text:s text:c="6"/><text:span text:style-name="T1">&lt;/output&gt;</text:span></text:p>
      <text:p text:style-name="P2"><text:s text:c="4"/><text:span text:style-name="T1">&lt;/operation&gt;</text:span></text:p>
      <text:p text:style-name="P2"><text:s text:c="4"/><text:span text:style-name="T1">&lt;operation name="LatLonListSubgrid"&gt;</text:span></text:p>
      <text:p text:style-name="P2"><text:s text:c="6"/><text:span text:style-name="T1">&lt;soap:operation soapAction="https://graphical.weather.gov/xml/DWMLgen/wsdl/ndfdXML.wsdl#LatLonListSubgrid" style="rpc"/&gt;</text:span></text:p>
      <text:p text:style-name="P2"><text:s text:c="6"/><text:span text:style-name="T1">&lt;input&gt;</text:span></text:p>
      <text:p text:style-name="P2"><text:s text:c="8"/><text:span text:style-name="T1">&lt;soap:body use="encoded" namespace="https://graphical.weather.gov/xml/DWMLgen/wsdl/ndfdXML.wsdl" encodingStyle="http://schemas.xmlsoap.org/soap/encoding/"/&gt;</text:span></text:p>
      <text:p text:style-name="P2"><text:s text:c="6"/><text:span text:style-name="T1">&lt;/input&gt;</text:span></text:p>
      <text:p text:style-name="P2"><text:s text:c="6"/><text:span text:style-name="T1">&lt;output&gt;</text:span></text:p>
      <text:p text:style-name="P2"><text:s text:c="8"/><text:span text:style-name="T1">&lt;soap:body use="encoded" namespace="https://graphical.weather.gov/xml/DWMLgen/wsdl/ndfdXML.wsdl" encodingStyle="http://schemas.xmlsoap.org/soap/encoding/"/&gt;</text:span></text:p>
      <text:p text:style-name="P2"><text:s text:c="6"/><text:span text:style-name="T1">&lt;/output&gt;</text:span></text:p>
      <text:p text:style-name="P2"><text:s text:c="4"/><text:span text:style-name="T1">&lt;/operation&gt;</text:span></text:p>
      <text:p text:style-name="P2"><text:s text:c="4"/><text:span text:style-name="T1">&lt;operation name="LatLonListLine"&gt;</text:span></text:p>
      <text:p text:style-name="P2"><text:s text:c="6"/><text:span text:style-name="T1">&lt;soap:operation soapAction="https://graphical.weather.gov/xml/DWMLgen/wsdl/ndfdXML.wsdl#LatLonListLine" style="rpc"/&gt;</text:span></text:p>
      <text:p text:style-name="P2"><text:s text:c="6"/><text:span text:style-name="T1">&lt;input&gt;</text:span></text:p>
      <text:p text:style-name="P2"><text:s text:c="8"/><text:span text:style-name="T1">&lt;soap:body use="encoded" namespace="https://graphical.weather.gov/xml/DWMLgen/wsdl/ndfdXML.wsdl" encodingStyle="http://schemas.xmlsoap.org/soap/encoding/"/&gt;</text:span></text:p>
      <text:p text:style-name="P2"><text:s text:c="6"/><text:span text:style-name="T1">&lt;/input&gt;</text:span></text:p>
      <text:p text:style-name="P2"><text:s text:c="6"/><text:span text:style-name="T1">&lt;output&gt;</text:span></text:p>
      <text:p text:style-name="P2"><text:s text:c="8"/><text:span text:style-name="T1">&lt;soap:body use="encoded" namespace="https://graphical.weather.gov/xml/DWMLgen/wsdl/ndfdXML.wsdl" encodingStyle="http://schemas.xmlsoap.org/soap/encoding/"/&gt;</text:span></text:p>
      <text:p text:style-name="P2"><text:s text:c="6"/><text:span text:style-name="T1">&lt;/output&gt;</text:span></text:p>
      <text:p text:style-name="P2"><text:s text:c="4"/><text:span text:style-name="T1">&lt;/operation&gt;</text:span></text:p>
      <text:p text:style-name="P2"><text:s text:c="4"/><text:span text:style-name="T1">&lt;operation name="LatLonListZipCode"&gt;</text:span></text:p>
      <text:p text:style-name="P2"><text:s text:c="6"/><text:span text:style-name="T1">&lt;soap:operation soapAction="https://graphical.weather.gov/xml/DWMLgen/wsdl/ndfdXML.wsdl#LatLonListZipCode" style="rpc"/&gt;</text:span></text:p>
      <text:p text:style-name="P2"><text:s text:c="6"/><text:span text:style-name="T1">&lt;input&gt;</text:span></text:p>
      <text:p text:style-name="P2"><text:soft-page-break/><text:s text:c="8"/><text:span text:style-name="T1">&lt;soap:body use="encoded" namespace="https://graphical.weather.gov/xml/DWMLgen/wsdl/ndfdXML.wsdl" encodingStyle="http://schemas.xmlsoap.org/soap/encoding/"/&gt;</text:span></text:p>
      <text:p text:style-name="P2"><text:s text:c="6"/><text:span text:style-name="T1">&lt;/input&gt;</text:span></text:p>
      <text:p text:style-name="P2"><text:s text:c="6"/><text:span text:style-name="T1">&lt;output&gt;</text:span></text:p>
      <text:p text:style-name="P2"><text:s text:c="8"/><text:span text:style-name="T1">&lt;soap:body use="encoded" namespace="https://graphical.weather.gov/xml/DWMLgen/wsdl/ndfdXML.wsdl" encodingStyle="http://schemas.xmlsoap.org/soap/encoding/"/&gt;</text:span></text:p>
      <text:p text:style-name="P2"><text:s text:c="6"/><text:span text:style-name="T1">&lt;/output&gt;</text:span></text:p>
      <text:p text:style-name="P2"><text:s text:c="4"/><text:span text:style-name="T1">&lt;/operation&gt;</text:span></text:p>
      <text:p text:style-name="P2"><text:s text:c="4"/><text:span text:style-name="T1">&lt;operation name="LatLonListCityNames"&gt;</text:span></text:p>
      <text:p text:style-name="P2"><text:s text:c="6"/><text:span text:style-name="T1">&lt;soap:operation soapAction="https://graphical.weather.gov/xml/DWMLgen/wsdl/ndfdXML.wsdl#LatLonListCityNames" style="rpc"/&gt;</text:span></text:p>
      <text:p text:style-name="P2"><text:s text:c="6"/><text:span text:style-name="T1">&lt;input&gt;</text:span></text:p>
      <text:p text:style-name="P2"><text:s text:c="8"/><text:span text:style-name="T1">&lt;soap:body use="encoded" namespace="https://graphical.weather.gov/xml/DWMLgen/wsdl/ndfdXML.wsdl" encodingStyle="http://schemas.xmlsoap.org/soap/encoding/"/&gt;</text:span></text:p>
      <text:p text:style-name="P2"><text:s text:c="6"/><text:span text:style-name="T1">&lt;/input&gt;</text:span></text:p>
      <text:p text:style-name="P2"><text:s text:c="6"/><text:span text:style-name="T1">&lt;output&gt;</text:span></text:p>
      <text:p text:style-name="P2"><text:s text:c="8"/><text:span text:style-name="T1">&lt;soap:body use="encoded" namespace="https://graphical.weather.gov/xml/DWMLgen/wsdl/ndfdXML.wsdl" encodingStyle="http://schemas.xmlsoap.org/soap/encoding/"/&gt;</text:span></text:p>
      <text:p text:style-name="P2"><text:s text:c="6"/><text:span text:style-name="T1">&lt;/output&gt;</text:span></text:p>
      <text:p text:style-name="P2"><text:s text:c="4"/><text:span text:style-name="T1">&lt;/operation&gt;</text:span></text:p>
      <text:p text:style-name="P2"><text:s text:c="4"/><text:span text:style-name="T1">&lt;operation name="LatLonListSquare"&gt;</text:span></text:p>
      <text:p text:style-name="P2"><text:s text:c="6"/><text:span text:style-name="T1">&lt;soap:operation soapAction="https://graphical.weather.gov/xml/DWMLgen/wsdl/ndfdXML.wsdl#LatLonListSquare" style="rpc"/&gt;</text:span></text:p>
      <text:p text:style-name="P2"><text:s text:c="6"/><text:span text:style-name="T1">&lt;input&gt;</text:span></text:p>
      <text:p text:style-name="P2"><text:s text:c="8"/><text:span text:style-name="T1">&lt;soap:body use="encoded" namespace="https://graphical.weather.gov/xml/DWMLgen/wsdl/ndfdXML.wsdl" encodingStyle="http://schemas.xmlsoap.org/soap/encoding/"/&gt;</text:span></text:p>
      <text:p text:style-name="P2"><text:s text:c="6"/><text:span text:style-name="T1">&lt;/input&gt;</text:span></text:p>
      <text:p text:style-name="P2"><text:s text:c="6"/><text:span text:style-name="T1">&lt;output&gt;</text:span></text:p>
      <text:p text:style-name="P2"><text:s text:c="8"/><text:span text:style-name="T1">&lt;soap:body use="encoded" namespace="https://graphical.weather.gov/xml/DWMLgen/wsdl/ndfdXML.wsdl" encodingStyle="http://schemas.xmlsoap.org/soap/encoding/"/&gt;</text:span></text:p>
      <text:p text:style-name="P2"><text:s text:c="6"/><text:span text:style-name="T1">&lt;/output&gt;</text:span></text:p>
      <text:p text:style-name="P2"><text:s text:c="4"/><text:span text:style-name="T1">&lt;/operation&gt;</text:span></text:p>
      <text:p text:style-name="P2"><text:s text:c="4"/><text:span text:style-name="T1">&lt;operation name="CornerPoints"&gt;</text:span></text:p>
      <text:p text:style-name="P2"><text:s text:c="6"/><text:span text:style-name="T1">&lt;soap:operation soapAction="https://graphical.weather.gov/xml/DWMLgen/wsdl/ndfdXML.wsdl#CornerPoints" style="rpc"/&gt;</text:span></text:p>
      <text:p text:style-name="P2"><text:s text:c="6"/><text:span text:style-name="T1">&lt;input&gt;</text:span></text:p>
      <text:p text:style-name="P2"><text:s text:c="8"/><text:span text:style-name="T1">&lt;soap:body use="encoded" namespace="https://graphical.weather.gov/xml/DWMLgen/wsdl/ndfdXML.wsdl" encodingStyle="http://schemas.xmlsoap.org/soap/encoding/"/&gt;</text:span></text:p>
      <text:p text:style-name="P2"><text:s text:c="6"/><text:span text:style-name="T1">&lt;/input&gt;</text:span></text:p>
      <text:p text:style-name="P2"><text:s text:c="6"/><text:span text:style-name="T1">&lt;output&gt;</text:span></text:p>
      <text:p text:style-name="P2"><text:s text:c="8"/><text:span text:style-name="T1">&lt;soap:body use="encoded" namespace="https://graphical.weather.gov/xml/DWMLgen/wsdl/ndfdXML.wsdl" encodingStyle="http://schemas.xmlsoap.org/soap/encoding/"/&gt;</text:span></text:p>
      <text:p text:style-name="P2"><text:s text:c="6"/><text:span text:style-name="T1">&lt;/output&gt;</text:span></text:p>
      <text:p text:style-name="P2"><text:s text:c="4"/><text:span text:style-name="T1">&lt;/operation&gt;</text:span></text:p>
      <text:p text:style-name="P2"><text:s text:c="4"/><text:span text:style-name="T1">&lt;operation name="GmlLatLonList"&gt;</text:span></text:p>
      <text:p text:style-name="P2"><text:s text:c="6"/><text:span text:style-name="T1">&lt;soap:operation soapAction="https://graphical.weather.gov/xml/DWMLgen/wsdl/ndfdXML.wsdl#GmlLatLonList" style="rpc"/&gt;</text:span></text:p>
      <text:p text:style-name="P2"><text:s text:c="6"/><text:span text:style-name="T1">&lt;input&gt;</text:span></text:p>
      <text:p text:style-name="P2"><text:s text:c="8"/><text:span text:style-name="T1">&lt;soap:body use="encoded" namespace="https://graphical.weather.gov/xml/DWMLgen/wsdl/ndfdXML.wsdl" encodingStyle="http://schemas.xmlsoap.org/soap/encoding/"/&gt;</text:span></text:p>
      <text:p text:style-name="P2"><text:s text:c="6"/><text:span text:style-name="T1">&lt;/input&gt;</text:span></text:p>
      <text:p text:style-name="P2"><text:soft-page-break/><text:s text:c="6"/><text:span text:style-name="T1">&lt;output&gt;</text:span></text:p>
      <text:p text:style-name="P2"><text:s text:c="8"/><text:span text:style-name="T1">&lt;soap:body use="encoded" namespace="https://graphical.weather.gov/xml/DWMLgen/wsdl/ndfdXML.wsdl" encodingStyle="http://schemas.xmlsoap.org/soap/encoding/"/&gt;</text:span></text:p>
      <text:p text:style-name="P2"><text:s text:c="6"/><text:span text:style-name="T1">&lt;/output&gt;</text:span></text:p>
      <text:p text:style-name="P2"><text:s text:c="4"/><text:span text:style-name="T1">&lt;/operation&gt;</text:span></text:p>
      <text:p text:style-name="P2"><text:s text:c="4"/><text:span text:style-name="T1">&lt;operation name="GmlTimeSeries"&gt;</text:span></text:p>
      <text:p text:style-name="P2"><text:s text:c="6"/><text:span text:style-name="T1">&lt;soap:operation soapAction="https://graphical.weather.gov/xml/DWMLgen/wsdl/ndfdXML.wsdl#GmlTimeSeries" style="rpc"/&gt;</text:span></text:p>
      <text:p text:style-name="P2"><text:s text:c="6"/><text:span text:style-name="T1">&lt;input&gt;</text:span></text:p>
      <text:p text:style-name="P2"><text:s text:c="8"/><text:span text:style-name="T1">&lt;soap:body use="encoded" namespace="https://graphical.weather.gov/xml/DWMLgen/wsdl/ndfdXML.wsdl" encodingStyle="http://schemas.xmlsoap.org/soap/encoding/"/&gt;</text:span></text:p>
      <text:p text:style-name="P2"><text:s text:c="6"/><text:span text:style-name="T1">&lt;/input&gt;</text:span></text:p>
      <text:p text:style-name="P2"><text:s text:c="6"/><text:span text:style-name="T1">&lt;output&gt;</text:span></text:p>
      <text:p text:style-name="P2"><text:s text:c="8"/><text:span text:style-name="T1">&lt;soap:body use="encoded" namespace="https://graphical.weather.gov/xml/DWMLgen/wsdl/ndfdXML.wsdl" encodingStyle="http://schemas.xmlsoap.org/soap/encoding/"/&gt;</text:span></text:p>
      <text:p text:style-name="P2"><text:s text:c="6"/><text:span text:style-name="T1">&lt;/output&gt;</text:span></text:p>
      <text:p text:style-name="P2"><text:s text:c="4"/><text:span text:style-name="T1">&lt;/operation&gt;</text:span></text:p>
      <text:p text:style-name="P2"><text:s text:c="4"/><text:span text:style-name="T1">&lt;operation name="NDFDgenByDay"&gt;</text:span></text:p>
      <text:p text:style-name="P2"><text:s text:c="6"/><text:span text:style-name="T1">&lt;soap:operation soapAction="https://graphical.weather.gov/xml/DWMLgen/wsdl/ndfdXML.wsdl#NDFDgenByDay" style="rpc"/&gt;</text:span></text:p>
      <text:p text:style-name="P2"><text:s text:c="6"/><text:span text:style-name="T1">&lt;input&gt;</text:span></text:p>
      <text:p text:style-name="P2"><text:s text:c="8"/><text:span text:style-name="T1">&lt;soap:body use="encoded" namespace="https://graphical.weather.gov/xml/DWMLgen/wsdl/ndfdXML.wsdl" encodingStyle="http://schemas.xmlsoap.org/soap/encoding/"/&gt;</text:span></text:p>
      <text:p text:style-name="P2"><text:s text:c="6"/><text:span text:style-name="T1">&lt;/input&gt;</text:span></text:p>
      <text:p text:style-name="P2"><text:s text:c="6"/><text:span text:style-name="T1">&lt;output&gt;</text:span></text:p>
      <text:p text:style-name="P2"><text:s text:c="8"/><text:span text:style-name="T1">&lt;soap:body use="encoded" namespace="https://graphical.weather.gov/xml/DWMLgen/wsdl/ndfdXML.wsdl" encodingStyle="http://schemas.xmlsoap.org/soap/encoding/"/&gt;</text:span></text:p>
      <text:p text:style-name="P2"><text:s text:c="6"/><text:span text:style-name="T1">&lt;/output&gt;</text:span></text:p>
      <text:p text:style-name="P2"><text:s text:c="4"/><text:span text:style-name="T1">&lt;/operation&gt;</text:span></text:p>
      <text:p text:style-name="P2"><text:s text:c="4"/><text:span text:style-name="T1">&lt;operation name="NDFDgenByDayLatLonList"&gt;</text:span></text:p>
      <text:p text:style-name="P2"><text:s text:c="6"/><text:span text:style-name="T1">&lt;soap:operation soapAction="https://graphical.weather.gov/xml/DWMLgen/wsdl/ndfdXML.wsdl#NDFDgenByDayLatLonList" style="rpc"/&gt;</text:span></text:p>
      <text:p text:style-name="P2"><text:s text:c="6"/><text:span text:style-name="T1">&lt;input&gt;</text:span></text:p>
      <text:p text:style-name="P2"><text:s text:c="8"/><text:span text:style-name="T1">&lt;soap:body use="encoded" namespace="https://graphical.weather.gov/xml/DWMLgen/wsdl/ndfdXML.wsdl" encodingStyle="http://schemas.xmlsoap.org/soap/encoding/"/&gt;</text:span></text:p>
      <text:p text:style-name="P2"><text:s text:c="6"/><text:span text:style-name="T1">&lt;/input&gt;</text:span></text:p>
      <text:p text:style-name="P2"><text:s text:c="6"/><text:span text:style-name="T1">&lt;output&gt;</text:span></text:p>
      <text:p text:style-name="P2"><text:s text:c="8"/><text:span text:style-name="T1">&lt;soap:body use="encoded" namespace="https://graphical.weather.gov/xml/DWMLgen/wsdl/ndfdXML.wsdl" encodingStyle="http://schemas.xmlsoap.org/soap/encoding/"/&gt;</text:span></text:p>
      <text:p text:style-name="P2"><text:s text:c="6"/><text:span text:style-name="T1">&lt;/output&gt;</text:span></text:p>
      <text:p text:style-name="P2"><text:s text:c="4"/><text:span text:style-name="T1">&lt;/operation&gt;</text:span></text:p>
      <text:p text:style-name="P2"><text:s text:c="2"/><text:span text:style-name="T1">&lt;/binding&gt;</text:span></text:p>
      <text:p text:style-name="P2"><text:s text:c="2"/><text:span text:style-name="T1">&lt;service name="ndfdXML"&gt;</text:span></text:p>
      <text:p text:style-name="P2"><text:s text:c="4"/><text:span text:style-name="T1">&lt;port name="ndfdXMLPort" binding="tns:ndfdXMLBinding"&gt;</text:span></text:p>
      <text:p text:style-name="P2"><text:s text:c="6"/><text:span text:style-name="T1">&lt;soap:address location="https://graphical.weather.gov:443/xml/SOAP_server/ndfdXMLserver.php"/&gt;</text:span></text:p>
      <text:p text:style-name="P2"><text:s text:c="4"/><text:span text:style-name="T1">&lt;/port&gt;</text:span></text:p>
      <text:p text:style-name="P2"><text:s text:c="2"/><text:span text:style-name="T1">&lt;/service&gt;</text:span></text:p>
      <text:p text:style-name="P1">&lt;/definitions&gt;]]&gt;&lt;/con:content&gt;&lt;con:type&gt;http://schemas.xmlsoap.org/wsdl/&lt;/con:type&gt;&lt;/con:part&gt;&lt;/con:definitionCache&gt;&lt;con:endpoints&gt;&lt;con:endpoint&gt;https://graphical.weather.gov:443/xml/SOAP_server/ndfdXMLserver.php&lt;/con:endpoint&gt;&lt;/con:endpoints&gt;&lt;con:operation id="bb5695e6-5e81-4117-b4b7-4b839abe7eb7" isOneWay="false" action="https://graphical.weather.gov/xml/DWMLgen/wsdl/ndfdXML.wsdl#CornerPoints<text:soft-page-break/>" name="CornerPoints" bindingOperationName="CornerPoints" type="Request-Response" inputName="" receivesAttachments="false" sendsAttachments="false" anonymous="optional"&gt;&lt;con:settings/&gt;&lt;con:call id="39ab91dd-23a0-40cf-bb03-fa1608353840" name="Request 1"&gt;&lt;con:settings/&gt;&lt;con:encoding&gt;UTF-8&lt;/con:encoding&gt;&lt;con:endpoint&gt;https://graphical.weather.gov:443/xml/SOAP_server/ndfdXMLserver.php&lt;/con:endpoint&gt;&lt;con:request&gt;&lt;![CDATA[&lt;soapenv:Envelope xmlns:xsi="http://www.w3.org/2001/XMLSchema-instance" xmlns:xsd="http://www.w3.org/2001/XMLSchema" xmlns:soapenv="http://schemas.xmlsoap.org/soap/envelope/" xmlns:ndf="https://graphical.weather.gov/xml/DWMLgen/wsdl/ndfdXML.wsdl"&gt;\r</text:p>
      <text:p text:style-name="P2"><text:s text:c="3"/><text:span text:style-name="T1">&lt;soapenv:Header/&gt;\r</text:span></text:p>
      <text:p text:style-name="P2"><text:s text:c="3"/><text:span text:style-name="T1">&lt;soapenv:Body&gt;\r</text:span></text:p>
      <text:p text:style-name="P2"><text:s text:c="6"/><text:span text:style-name="T1">&lt;ndf:CornerPoints soapenv:encodingStyle="http://schemas.xmlsoap.org/soap/encoding/"&gt;\r</text:span></text:p>
      <text:p text:style-name="P2"><text:s text:c="9"/><text:span text:style-name="T1">&lt;sector xsi:type="xsd:string"&gt;?&lt;/sector&gt;\r</text:span></text:p>
      <text:p text:style-name="P2"><text:s text:c="6"/><text:span text:style-name="T1">&lt;/ndf:CornerPoints&gt;\r</text:span></text:p>
      <text:p text:style-name="P2"><text:s text:c="3"/><text:span text:style-name="T1">&lt;/soapenv:Body&gt;\r</text:span></text:p>
      <text:p text:style-name="P1">&lt;/soapenv:Envelope&gt;]]&gt;&lt;/con:request&gt;&lt;con:credentials&gt;&lt;con:authType&gt;No Authorization&lt;/con:authType&gt;&lt;/con:credentials&gt;&lt;con:jmsConfig JMSDeliveryMode="PERSISTENT"/&gt;&lt;con:jmsPropertyConfig/&gt;&lt;con:wsaConfig mustUnderstand="NONE" version="200508" action="https://graphical.weather.gov/xml/DWMLgen/wsdl/ndfdXML.wsdl#CornerPoints"/&gt;&lt;con:wsrmConfig version="1.2"/&gt;&lt;/con:call&gt;&lt;/con:operation&gt;&lt;con:operation id="b009804c-051e-4a52-92f5-8777662ca08d" isOneWay="false" action="https://graphical.weather.gov/xml/DWMLgen/wsdl/ndfdXML.wsdl#GmlLatLonList" name="GmlLatLonList" bindingOperationName="GmlLatLonList" type="Request-Response" inputName="" receivesAttachments="false" sendsAttachments="false" anonymous="optional"&gt;&lt;con:settings/&gt;&lt;con:call id="46da9336-61d4-4ee7-a8ff-04cda8d4cf19" name="Request 1"&gt;&lt;con:settings/&gt;&lt;con:encoding&gt;UTF-8&lt;/con:encoding&gt;&lt;con:endpoint&gt;https://graphical.weather.gov:443/xml/SOAP_server/ndfdXMLserver.php&lt;/con:endpoint&gt;&lt;con:request&gt;&lt;![CDATA[&lt;soapenv:Envelope xmlns:xsi="http://www.w3.org/2001/XMLSchema-instance" xmlns:xsd="http://www.w3.org/2001/XMLSchema" xmlns:soapenv="http://schemas.xmlsoap.org/soap/envelope/" xmlns:ndf="https://graphical.weather.gov/xml/DWMLgen/wsdl/ndfdXML.wsdl"&gt;\r</text:p>
      <text:p text:style-name="P2"><text:s text:c="3"/><text:span text:style-name="T1">&lt;soapenv:Header/&gt;\r</text:span></text:p>
      <text:p text:style-name="P2"><text:s text:c="3"/><text:span text:style-name="T1">&lt;soapenv:Body&gt;\r</text:span></text:p>
      <text:p text:style-name="P2"><text:s text:c="6"/><text:span text:style-name="T1">&lt;ndf:GmlLatLonList soapenv:encodingStyle="http://schemas.xmlsoap.org/soap/encoding/"&gt;\r</text:span></text:p>
      <text:p text:style-name="P2"><text:s text:c="9"/><text:span text:style-name="T1">&lt;listLatLon xsi:type="xsd:string"&gt;?&lt;/listLatLon&gt;\r</text:span></text:p>
      <text:p text:style-name="P2"><text:s text:c="9"/><text:span text:style-name="T1">&lt;requestedTime xsi:type="xsd:dateTime"&gt;?&lt;/requestedTime&gt;\r</text:span></text:p>
      <text:p text:style-name="P2"><text:s text:c="9"/><text:span text:style-name="T1">&lt;featureType xsi:type="xsd:string"&gt;?&lt;/featureType&gt;\r</text:span></text:p>
      <text:p text:style-name="P2"><text:s text:c="9"/><text:span text:style-name="T1">&lt;weatherParameters xsi:type="ndf:weatherParametersType"&gt;\r</text:span></text:p>
      <text:p text:style-name="P2"><text:s text:c="12"/><text:span text:style-name="T1">&lt;!--You may enter the following 53 items in any order--&gt;\r</text:span></text:p>
      <text:p text:style-name="P2"><text:s text:c="12"/><text:span text:style-name="T1">&lt;maxt xsi:type="xsd:boolean"&gt;?&lt;/maxt&gt;\r</text:span></text:p>
      <text:p text:style-name="P2"><text:s text:c="12"/><text:span text:style-name="T1">&lt;mint xsi:type="xsd:boolean"&gt;?&lt;/mint&gt;\r</text:span></text:p>
      <text:p text:style-name="P2"><text:s text:c="12"/><text:span text:style-name="T1">&lt;temp xsi:type="xsd:boolean"&gt;?&lt;/temp&gt;\r</text:span></text:p>
      <text:p text:style-name="P2"><text:s text:c="12"/><text:span text:style-name="T1">&lt;dew xsi:type="xsd:boolean"&gt;?&lt;/dew&gt;\r</text:span></text:p>
      <text:p text:style-name="P2"><text:s text:c="12"/><text:span text:style-name="T1">&lt;pop12 xsi:type="xsd:boolean"&gt;?&lt;/pop12&gt;\r</text:span></text:p>
      <text:p text:style-name="P2"><text:s text:c="12"/><text:span text:style-name="T1">&lt;qpf xsi:type="xsd:boolean"&gt;?&lt;/qpf&gt;\r</text:span></text:p>
      <text:p text:style-name="P2"><text:s text:c="12"/><text:span text:style-name="T1">&lt;sky xsi:type="xsd:boolean"&gt;?&lt;/sky&gt;\r</text:span></text:p>
      <text:p text:style-name="P2"><text:s text:c="12"/><text:span text:style-name="T1">&lt;snow xsi:type="xsd:boolean"&gt;?&lt;/snow&gt;\r</text:span></text:p>
      <text:p text:style-name="P2"><text:s text:c="12"/><text:span text:style-name="T1">&lt;wspd xsi:type="xsd:boolean"&gt;?&lt;/wspd&gt;\r</text:span></text:p>
      <text:p text:style-name="P2"><text:s text:c="12"/><text:span text:style-name="T1">&lt;wdir xsi:type="xsd:boolean"&gt;?&lt;/wdir&gt;\r</text:span></text:p>
      <text:p text:style-name="P2"><text:s text:c="12"/><text:span text:style-name="T1">&lt;wx xsi:type="xsd:boolean"&gt;?&lt;/wx&gt;\r</text:span></text:p>
      <text:p text:style-name="P2"><text:s text:c="12"/><text:span text:style-name="T1">&lt;waveh xsi:type="xsd:boolean"&gt;?&lt;/waveh&gt;\r</text:span></text:p>
      <text:p text:style-name="P2"><text:s text:c="12"/><text:span text:style-name="T1">&lt;icons xsi:type="xsd:boolean"&gt;?&lt;/icons&gt;\r</text:span></text:p>
      <text:p text:style-name="P2"><text:s text:c="12"/><text:span text:style-name="T1">&lt;rh xsi:type="xsd:boolean"&gt;?&lt;/rh&gt;\r</text:span></text:p>
      <text:p text:style-name="P2"><text:s text:c="12"/><text:span text:style-name="T1">&lt;appt xsi:type="xsd:boolean"&gt;?&lt;/appt&gt;\r</text:span></text:p>
      <text:p text:style-name="P2"><text:s text:c="12"/><text:span text:style-name="T1">&lt;incw34 xsi:type="xsd:boolean"&gt;?&lt;/incw34&gt;\r</text:span></text:p>
      <text:p text:style-name="P2"><text:s text:c="12"/><text:span text:style-name="T1">&lt;incw50 xsi:type="xsd:boolean"&gt;?&lt;/incw50&gt;\r</text:span></text:p>
      <text:p text:style-name="P2"><text:s text:c="12"/><text:span text:style-name="T1">&lt;incw64 xsi:type="xsd:boolean"&gt;?&lt;/incw64&gt;\r</text:span></text:p>
      <text:p text:style-name="P2"><text:soft-page-break/><text:s text:c="12"/><text:span text:style-name="T1">&lt;cumw34 xsi:type="xsd:boolean"&gt;?&lt;/cumw34&gt;\r</text:span></text:p>
      <text:p text:style-name="P2"><text:s text:c="12"/><text:span text:style-name="T1">&lt;cumw50 xsi:type="xsd:boolean"&gt;?&lt;/cumw50&gt;\r</text:span></text:p>
      <text:p text:style-name="P2"><text:s text:c="12"/><text:span text:style-name="T1">&lt;cumw64 xsi:type="xsd:boolean"&gt;?&lt;/cumw64&gt;\r</text:span></text:p>
      <text:p text:style-name="P2"><text:s text:c="12"/><text:span text:style-name="T1">&lt;critfireo xsi:type="xsd:boolean"&gt;?&lt;/critfireo&gt;\r</text:span></text:p>
      <text:p text:style-name="P2"><text:s text:c="12"/><text:span text:style-name="T1">&lt;dryfireo xsi:type="xsd:boolean"&gt;?&lt;/dryfireo&gt;\r</text:span></text:p>
      <text:p text:style-name="P2"><text:s text:c="12"/><text:span text:style-name="T1">&lt;conhazo xsi:type="xsd:boolean"&gt;?&lt;/conhazo&gt;\r</text:span></text:p>
      <text:p text:style-name="P2"><text:s text:c="12"/><text:span text:style-name="T1">&lt;ptornado xsi:type="xsd:boolean"&gt;?&lt;/ptornado&gt;\r</text:span></text:p>
      <text:p text:style-name="P2"><text:s text:c="12"/><text:span text:style-name="T1">&lt;phail xsi:type="xsd:boolean"&gt;?&lt;/phail&gt;\r</text:span></text:p>
      <text:p text:style-name="P2"><text:s text:c="12"/><text:span text:style-name="T1">&lt;ptstmwinds xsi:type="xsd:boolean"&gt;?&lt;/ptstmwinds&gt;\r</text:span></text:p>
      <text:p text:style-name="P2"><text:s text:c="12"/><text:span text:style-name="T1">&lt;pxtornado xsi:type="xsd:boolean"&gt;?&lt;/pxtornado&gt;\r</text:span></text:p>
      <text:p text:style-name="P2"><text:s text:c="12"/><text:span text:style-name="T1">&lt;pxhail xsi:type="xsd:boolean"&gt;?&lt;/pxhail&gt;\r</text:span></text:p>
      <text:p text:style-name="P2"><text:s text:c="12"/><text:span text:style-name="T1">&lt;pxtstmwinds xsi:type="xsd:boolean"&gt;?&lt;/pxtstmwinds&gt;\r</text:span></text:p>
      <text:p text:style-name="P2"><text:s text:c="12"/><text:span text:style-name="T1">&lt;ptotsvrtstm xsi:type="xsd:boolean"&gt;?&lt;/ptotsvrtstm&gt;\r</text:span></text:p>
      <text:p text:style-name="P2"><text:s text:c="12"/><text:span text:style-name="T1">&lt;pxtotsvrtstm xsi:type="xsd:boolean"&gt;?&lt;/pxtotsvrtstm&gt;\r</text:span></text:p>
      <text:p text:style-name="P2"><text:s text:c="12"/><text:span text:style-name="T1">&lt;tmpabv14d xsi:type="xsd:boolean"&gt;?&lt;/tmpabv14d&gt;\r</text:span></text:p>
      <text:p text:style-name="P2"><text:s text:c="12"/><text:span text:style-name="T1">&lt;tmpblw14d xsi:type="xsd:boolean"&gt;?&lt;/tmpblw14d&gt;\r</text:span></text:p>
      <text:p text:style-name="P2"><text:s text:c="12"/><text:span text:style-name="T1">&lt;tmpabv30d xsi:type="xsd:boolean"&gt;?&lt;/tmpabv30d&gt;\r</text:span></text:p>
      <text:p text:style-name="P2"><text:s text:c="12"/><text:span text:style-name="T1">&lt;tmpblw30d xsi:type="xsd:boolean"&gt;?&lt;/tmpblw30d&gt;\r</text:span></text:p>
      <text:p text:style-name="P2"><text:s text:c="12"/><text:span text:style-name="T1">&lt;tmpabv90d xsi:type="xsd:boolean"&gt;?&lt;/tmpabv90d&gt;\r</text:span></text:p>
      <text:p text:style-name="P2"><text:s text:c="12"/><text:span text:style-name="T1">&lt;tmpblw90d xsi:type="xsd:boolean"&gt;?&lt;/tmpblw90d&gt;\r</text:span></text:p>
      <text:p text:style-name="P2"><text:s text:c="12"/><text:span text:style-name="T1">&lt;prcpabv14d xsi:type="xsd:boolean"&gt;?&lt;/prcpabv14d&gt;\r</text:span></text:p>
      <text:p text:style-name="P2"><text:s text:c="12"/><text:span text:style-name="T1">&lt;prcpblw14d xsi:type="xsd:boolean"&gt;?&lt;/prcpblw14d&gt;\r</text:span></text:p>
      <text:p text:style-name="P2"><text:s text:c="12"/><text:span text:style-name="T1">&lt;prcpabv30d xsi:type="xsd:boolean"&gt;?&lt;/prcpabv30d&gt;\r</text:span></text:p>
      <text:p text:style-name="P2"><text:s text:c="12"/><text:span text:style-name="T1">&lt;prcpblw30d xsi:type="xsd:boolean"&gt;?&lt;/prcpblw30d&gt;\r</text:span></text:p>
      <text:p text:style-name="P2"><text:s text:c="12"/><text:span text:style-name="T1">&lt;prcpabv90d xsi:type="xsd:boolean"&gt;?&lt;/prcpabv90d&gt;\r</text:span></text:p>
      <text:p text:style-name="P2"><text:s text:c="12"/><text:span text:style-name="T1">&lt;prcpblw90d xsi:type="xsd:boolean"&gt;?&lt;/prcpblw90d&gt;\r</text:span></text:p>
      <text:p text:style-name="P2"><text:s text:c="12"/><text:span text:style-name="T1">&lt;precipa_r xsi:type="xsd:boolean"&gt;?&lt;/precipa_r&gt;\r</text:span></text:p>
      <text:p text:style-name="P2"><text:s text:c="12"/><text:span text:style-name="T1">&lt;sky_r xsi:type="xsd:boolean"&gt;?&lt;/sky_r&gt;\r</text:span></text:p>
      <text:p text:style-name="P2"><text:s text:c="12"/><text:span text:style-name="T1">&lt;temp_r xsi:type="xsd:boolean"&gt;?&lt;/temp_r&gt;\r</text:span></text:p>
      <text:p text:style-name="P2"><text:s text:c="12"/><text:span text:style-name="T1">&lt;td_r xsi:type="xsd:boolean"&gt;?&lt;/td_r&gt;\r</text:span></text:p>
      <text:p text:style-name="P2"><text:s text:c="12"/><text:span text:style-name="T1">&lt;wdir_r xsi:type="xsd:boolean"&gt;?&lt;/wdir_r&gt;\r</text:span></text:p>
      <text:p text:style-name="P2"><text:s text:c="12"/><text:span text:style-name="T1">&lt;wspd_r xsi:type="xsd:boolean"&gt;?&lt;/wspd_r&gt;\r</text:span></text:p>
      <text:p text:style-name="P2"><text:s text:c="12"/><text:span text:style-name="T1">&lt;wwa xsi:type="xsd:boolean"&gt;?&lt;/wwa&gt;\r</text:span></text:p>
      <text:p text:style-name="P2"><text:s text:c="12"/><text:span text:style-name="T1">&lt;wgust xsi:type="xsd:boolean"&gt;?&lt;/wgust&gt;\r</text:span></text:p>
      <text:p text:style-name="P2"><text:s text:c="12"/><text:span text:style-name="T1">&lt;iceaccum xsi:type="xsd:boolean"&gt;?&lt;/iceaccum&gt;\r</text:span></text:p>
      <text:p text:style-name="P2"><text:s text:c="9"/><text:span text:style-name="T1">&lt;/weatherParameters&gt;\r</text:span></text:p>
      <text:p text:style-name="P2"><text:s text:c="6"/><text:span text:style-name="T1">&lt;/ndf:GmlLatLonList&gt;\r</text:span></text:p>
      <text:p text:style-name="P2"><text:s text:c="3"/><text:span text:style-name="T1">&lt;/soapenv:Body&gt;\r</text:span></text:p>
      <text:p text:style-name="P1">&lt;/soapenv:Envelope&gt;]]&gt;&lt;/con:request&gt;&lt;con:credentials&gt;&lt;con:authType&gt;No Authorization&lt;/con:authType&gt;&lt;/con:credentials&gt;&lt;con:jmsConfig JMSDeliveryMode="PERSISTENT"/&gt;&lt;con:jmsPropertyConfig/&gt;&lt;con:wsaConfig mustUnderstand="NONE" version="200508" action="https://graphical.weather.gov/xml/DWMLgen/wsdl/ndfdXML.wsdl#GmlLatLonList"/&gt;&lt;con:wsrmConfig version="1.2"/&gt;&lt;/con:call&gt;&lt;/con:operation&gt;&lt;con:operation id="f15cd093-7704-4622-8340-e907837b0f4c" isOneWay="false" action="https://graphical.weather.gov/xml/DWMLgen/wsdl/ndfdXML.wsdl#GmlTimeSeries" name="GmlTimeSeries" bindingOperationName="GmlTimeSeries" type="Request-Response" inputName="" receivesAttachments="false" sendsAttachments="false" anonymous="optional"&gt;&lt;con:settings/&gt;&lt;con:call id="8548dec5-bc49-4298-b319-70e734c53983" name="Request 1"&gt;&lt;con:settings/&gt;&lt;con:encoding&gt;UTF-8&lt;/con:encoding&gt;&lt;con:endpoint&gt;https://graphical.weather.gov:443/xml/SOAP_server/ndfdXMLserver.php&lt;/con:endpoint&gt;&lt;con:request&gt;&lt;![CDATA[&lt;soapenv:Envelope xmlns:xsi="http://www.w3.org/2001/XMLSchema-instance" xmlns:xsd="http://www.w3.org/2001/XMLSchema" xmlns:soapenv="http://schemas.xmlsoap.org/soap/envelope/" xmlns:ndf="https://graphical.weather.gov/xml/DWMLgen/wsdl/ndfdXML.wsdl"&gt;\r</text:p>
      <text:p text:style-name="P2"><text:s text:c="3"/><text:span text:style-name="T1">&lt;soapenv:Header/&gt;\r</text:span></text:p>
      <text:p text:style-name="P2"><text:s text:c="3"/><text:span text:style-name="T1">&lt;soapenv:Body&gt;\r</text:span></text:p>
      <text:p text:style-name="P2"><text:s text:c="6"/><text:span text:style-name="T1">&lt;ndf:GmlTimeSeries soapenv:encodingStyle="http://schemas.xmlsoap.org/soap/encoding/"&gt;\r</text:span></text:p>
      <text:p text:style-name="P2"><text:s text:c="9"/><text:span text:style-name="T1">&lt;listLatLon xsi:type="xsd:string"&gt;?&lt;/listLatLon&gt;\r</text:span></text:p>
      <text:p text:style-name="P2"><text:s text:c="9"/><text:span text:style-name="T1">&lt;startTime xsi:type="xsd:dateTime"&gt;?&lt;/startTime&gt;\r</text:span></text:p>
      <text:p text:style-name="P2"><text:s text:c="9"/><text:span text:style-name="T1">&lt;endTime xsi:type="xsd:dateTime"&gt;?&lt;/endTime&gt;\r</text:span></text:p>
      <text:p text:style-name="P2"><text:soft-page-break/><text:s text:c="9"/><text:span text:style-name="T1">&lt;compType xsi:type="xsd:string"&gt;?&lt;/compType&gt;\r</text:span></text:p>
      <text:p text:style-name="P2"><text:s text:c="9"/><text:span text:style-name="T1">&lt;featureType xsi:type="xsd:string"&gt;?&lt;/featureType&gt;\r</text:span></text:p>
      <text:p text:style-name="P2"><text:s text:c="9"/><text:span text:style-name="T1">&lt;propertyName xsi:type="xsd:string"&gt;?&lt;/propertyName&gt;\r</text:span></text:p>
      <text:p text:style-name="P2"><text:s text:c="6"/><text:span text:style-name="T1">&lt;/ndf:GmlTimeSeries&gt;\r</text:span></text:p>
      <text:p text:style-name="P2"><text:s text:c="3"/><text:span text:style-name="T1">&lt;/soapenv:Body&gt;\r</text:span></text:p>
      <text:p text:style-name="P1">&lt;/soapenv:Envelope&gt;]]&gt;&lt;/con:request&gt;&lt;con:wsaConfig mustUnderstand="NONE" version="200508" action="https://graphical.weather.gov/xml/DWMLgen/wsdl/ndfdXML.wsdl#GmlTimeSeries"/&gt;&lt;/con:call&gt;&lt;/con:operation&gt;&lt;con:operation id="aa87f511-421b-4874-ad7b-f67b9100cf00" isOneWay="false" action="https://graphical.weather.gov/xml/DWMLgen/wsdl/ndfdXML.wsdl#LatLonListCityNames" name="LatLonListCityNames" bindingOperationName="LatLonListCityNames" type="Request-Response" inputName="" receivesAttachments="false" sendsAttachments="false" anonymous="optional"&gt;&lt;con:settings/&gt;&lt;con:call id="df8e20aa-b662-490b-be44-4612d7effd09" name="Request 1"&gt;&lt;con:settings/&gt;&lt;con:encoding&gt;UTF-8&lt;/con:encoding&gt;&lt;con:endpoint&gt;https://graphical.weather.gov:443/xml/SOAP_server/ndfdXMLserver.php&lt;/con:endpoint&gt;&lt;con:request&gt;&lt;![CDATA[&lt;soapenv:Envelope xmlns:xsi="http://www.w3.org/2001/XMLSchema-instance" xmlns:xsd="http://www.w3.org/2001/XMLSchema" xmlns:soapenv="http://schemas.xmlsoap.org/soap/envelope/" xmlns:ndf="https://graphical.weather.gov/xml/DWMLgen/wsdl/ndfdXML.wsdl"&gt;\r</text:p>
      <text:p text:style-name="P2"><text:s text:c="3"/><text:span text:style-name="T1">&lt;soapenv:Header/&gt;\r</text:span></text:p>
      <text:p text:style-name="P2"><text:s text:c="3"/><text:span text:style-name="T1">&lt;soapenv:Body&gt;\r</text:span></text:p>
      <text:p text:style-name="P2"><text:s text:c="6"/><text:span text:style-name="T1">&lt;ndf:LatLonListCityNames soapenv:encodingStyle="http://schemas.xmlsoap.org/soap/encoding/"&gt;\r</text:span></text:p>
      <text:p text:style-name="P2"><text:s text:c="9"/><text:span text:style-name="T1">&lt;displayLevel xsi:type="xsd:integer"&gt;?&lt;/displayLevel&gt;\r</text:span></text:p>
      <text:p text:style-name="P2"><text:s text:c="6"/><text:span text:style-name="T1">&lt;/ndf:LatLonListCityNames&gt;\r</text:span></text:p>
      <text:p text:style-name="P2"><text:s text:c="3"/><text:span text:style-name="T1">&lt;/soapenv:Body&gt;\r</text:span></text:p>
      <text:p text:style-name="P1">&lt;/soapenv:Envelope&gt;]]&gt;&lt;/con:request&gt;&lt;con:wsaConfig mustUnderstand="NONE" version="200508" action="https://graphical.weather.gov/xml/DWMLgen/wsdl/ndfdXML.wsdl#LatLonListCityNames"/&gt;&lt;/con:call&gt;&lt;/con:operation&gt;&lt;con:operation id="db9449fa-ed6f-4c0d-8651-209403af8cea" isOneWay="false" action="https://graphical.weather.gov/xml/DWMLgen/wsdl/ndfdXML.wsdl#LatLonListLine" name="LatLonListLine" bindingOperationName="LatLonListLine" type="Request-Response" inputName="" receivesAttachments="false" sendsAttachments="false" anonymous="optional"&gt;&lt;con:settings/&gt;&lt;con:call id="5bb4302d-8851-43e5-b3f5-b707a16a7ace" name="Request 1"&gt;&lt;con:settings/&gt;&lt;con:encoding&gt;UTF-8&lt;/con:encoding&gt;&lt;con:endpoint&gt;https://graphical.weather.gov:443/xml/SOAP_server/ndfdXMLserver.php&lt;/con:endpoint&gt;&lt;con:request&gt;&lt;![CDATA[&lt;soapenv:Envelope xmlns:xsi="http://www.w3.org/2001/XMLSchema-instance" xmlns:xsd="http://www.w3.org/2001/XMLSchema" xmlns:soapenv="http://schemas.xmlsoap.org/soap/envelope/" xmlns:ndf="https://graphical.weather.gov/xml/DWMLgen/wsdl/ndfdXML.wsdl"&gt;\r</text:p>
      <text:p text:style-name="P2"><text:s text:c="3"/><text:span text:style-name="T1">&lt;soapenv:Header/&gt;\r</text:span></text:p>
      <text:p text:style-name="P2"><text:s text:c="3"/><text:span text:style-name="T1">&lt;soapenv:Body&gt;\r</text:span></text:p>
      <text:p text:style-name="P2"><text:s text:c="6"/><text:span text:style-name="T1">&lt;ndf:LatLonListLine soapenv:encodingStyle="http://schemas.xmlsoap.org/soap/encoding/"&gt;\r</text:span></text:p>
      <text:p text:style-name="P2"><text:s text:c="9"/><text:span text:style-name="T1">&lt;endPoint1Lat xsi:type="xsd:decimal"&gt;?&lt;/endPoint1Lat&gt;\r</text:span></text:p>
      <text:p text:style-name="P2"><text:s text:c="9"/><text:span text:style-name="T1">&lt;endPoint1Lon xsi:type="xsd:decimal"&gt;?&lt;/endPoint1Lon&gt;\r</text:span></text:p>
      <text:p text:style-name="P2"><text:s text:c="9"/><text:span text:style-name="T1">&lt;endPoint2Lat xsi:type="xsd:decimal"&gt;?&lt;/endPoint2Lat&gt;\r</text:span></text:p>
      <text:p text:style-name="P2"><text:s text:c="9"/><text:span text:style-name="T1">&lt;endPoint2Lon xsi:type="xsd:decimal"&gt;?&lt;/endPoint2Lon&gt;\r</text:span></text:p>
      <text:p text:style-name="P2"><text:s text:c="6"/><text:span text:style-name="T1">&lt;/ndf:LatLonListLine&gt;\r</text:span></text:p>
      <text:p text:style-name="P2"><text:s text:c="3"/><text:span text:style-name="T1">&lt;/soapenv:Body&gt;\r</text:span></text:p>
      <text:p text:style-name="P1">&lt;/soapenv:Envelope&gt;]]&gt;&lt;/con:request&gt;&lt;con:wsaConfig mustUnderstand="NONE" version="200508" action="https://graphical.weather.gov/xml/DWMLgen/wsdl/ndfdXML.wsdl#LatLonListLine"/&gt;&lt;/con:call&gt;&lt;/con:operation&gt;&lt;con:operation id="24b74fbb-4577-4628-ae74-1e671b8e0769" isOneWay="false" action="https://graphical.weather.gov/xml/DWMLgen/wsdl/ndfdXML.wsdl#LatLonListSquare" name="LatLonListSquare" bindingOperationName="LatLonListSquare" type="Request-Response" inputName="" receivesAttachments="false" <text:soft-page-break/>sendsAttachments="false" anonymous="optional"&gt;&lt;con:settings/&gt;&lt;con:call id="383b14e3-2c56-4358-bd4c-ee2d71d45bd8" name="Request 1"&gt;&lt;con:settings/&gt;&lt;con:encoding&gt;UTF-8&lt;/con:encoding&gt;&lt;con:endpoint&gt;https://graphical.weather.gov:443/xml/SOAP_server/ndfdXMLserver.php&lt;/con:endpoint&gt;&lt;con:request&gt;&lt;![CDATA[&lt;soapenv:Envelope xmlns:xsi="http://www.w3.org/2001/XMLSchema-instance" xmlns:xsd="http://www.w3.org/2001/XMLSchema" xmlns:soapenv="http://schemas.xmlsoap.org/soap/envelope/" xmlns:ndf="https://graphical.weather.gov/xml/DWMLgen/wsdl/ndfdXML.wsdl"&gt;\r</text:p>
      <text:p text:style-name="P2"><text:s text:c="3"/><text:span text:style-name="T1">&lt;soapenv:Header/&gt;\r</text:span></text:p>
      <text:p text:style-name="P2"><text:s text:c="3"/><text:span text:style-name="T1">&lt;soapenv:Body&gt;\r</text:span></text:p>
      <text:p text:style-name="P2"><text:s text:c="6"/><text:span text:style-name="T1">&lt;ndf:LatLonListSquare soapenv:encodingStyle="http://schemas.xmlsoap.org/soap/encoding/"&gt;\r</text:span></text:p>
      <text:p text:style-name="P2"><text:s text:c="9"/><text:span text:style-name="T1">&lt;centerPointLat xsi:type="xsd:decimal"&gt;?&lt;/centerPointLat&gt;\r</text:span></text:p>
      <text:p text:style-name="P2"><text:s text:c="9"/><text:span text:style-name="T1">&lt;centerPointLon xsi:type="xsd:decimal"&gt;?&lt;/centerPointLon&gt;\r</text:span></text:p>
      <text:p text:style-name="P2"><text:s text:c="9"/><text:span text:style-name="T1">&lt;distanceLat xsi:type="xsd:decimal"&gt;?&lt;/distanceLat&gt;\r</text:span></text:p>
      <text:p text:style-name="P2"><text:s text:c="9"/><text:span text:style-name="T1">&lt;distanceLon xsi:type="xsd:decimal"&gt;?&lt;/distanceLon&gt;\r</text:span></text:p>
      <text:p text:style-name="P2"><text:s text:c="9"/><text:span text:style-name="T1">&lt;resolution xsi:type="xsd:decimal"&gt;?&lt;/resolution&gt;\r</text:span></text:p>
      <text:p text:style-name="P2"><text:s text:c="6"/><text:span text:style-name="T1">&lt;/ndf:LatLonListSquare&gt;\r</text:span></text:p>
      <text:p text:style-name="P2"><text:s text:c="3"/><text:span text:style-name="T1">&lt;/soapenv:Body&gt;\r</text:span></text:p>
      <text:p text:style-name="P1">&lt;/soapenv:Envelope&gt;]]&gt;&lt;/con:request&gt;&lt;con:wsaConfig mustUnderstand="NONE" version="200508" action="https://graphical.weather.gov/xml/DWMLgen/wsdl/ndfdXML.wsdl#LatLonListSquare"/&gt;&lt;/con:call&gt;&lt;/con:operation&gt;&lt;con:operation id="dc3f4f64-454f-4bb8-9039-ad5a54ad411a" isOneWay="false" action="https://graphical.weather.gov/xml/DWMLgen/wsdl/ndfdXML.wsdl#LatLonListSubgrid" name="LatLonListSubgrid" bindingOperationName="LatLonListSubgrid" type="Request-Response" inputName="" receivesAttachments="false" sendsAttachments="false" anonymous="optional"&gt;&lt;con:settings/&gt;&lt;con:call id="512d3f27-67e2-4f0c-973b-9ef0e37de7b6" name="Request 1"&gt;&lt;con:settings/&gt;&lt;con:encoding&gt;UTF-8&lt;/con:encoding&gt;&lt;con:endpoint&gt;https://graphical.weather.gov:443/xml/SOAP_server/ndfdXMLserver.php&lt;/con:endpoint&gt;&lt;con:request&gt;&lt;![CDATA[&lt;soapenv:Envelope xmlns:xsi="http://www.w3.org/2001/XMLSchema-instance" xmlns:xsd="http://www.w3.org/2001/XMLSchema" xmlns:soapenv="http://schemas.xmlsoap.org/soap/envelope/" xmlns:ndf="https://graphical.weather.gov/xml/DWMLgen/wsdl/ndfdXML.wsdl"&gt;\r</text:p>
      <text:p text:style-name="P2"><text:s text:c="3"/><text:span text:style-name="T1">&lt;soapenv:Header/&gt;\r</text:span></text:p>
      <text:p text:style-name="P2"><text:s text:c="3"/><text:span text:style-name="T1">&lt;soapenv:Body&gt;\r</text:span></text:p>
      <text:p text:style-name="P2"><text:s text:c="6"/><text:span text:style-name="T1">&lt;ndf:LatLonListSubgrid soapenv:encodingStyle="http://schemas.xmlsoap.org/soap/encoding/"&gt;\r</text:span></text:p>
      <text:p text:style-name="P2"><text:s text:c="9"/><text:span text:style-name="T1">&lt;lowerLeftLatitude xsi:type="xsd:decimal"&gt;?&lt;/lowerLeftLatitude&gt;\r</text:span></text:p>
      <text:p text:style-name="P2"><text:s text:c="9"/><text:span text:style-name="T1">&lt;lowerLeftLongitude xsi:type="xsd:decimal"&gt;?&lt;/lowerLeftLongitude&gt;\r</text:span></text:p>
      <text:p text:style-name="P2"><text:s text:c="9"/><text:span text:style-name="T1">&lt;upperRightLatitude xsi:type="xsd:decimal"&gt;?&lt;/upperRightLatitude&gt;\r</text:span></text:p>
      <text:p text:style-name="P2"><text:s text:c="9"/><text:span text:style-name="T1">&lt;upperRightLongitude xsi:type="xsd:decimal"&gt;?&lt;/upperRightLongitude&gt;\r</text:span></text:p>
      <text:p text:style-name="P2"><text:s text:c="9"/><text:span text:style-name="T1">&lt;resolution xsi:type="xsd:decimal"&gt;?&lt;/resolution&gt;\r</text:span></text:p>
      <text:p text:style-name="P2"><text:s text:c="6"/><text:span text:style-name="T1">&lt;/ndf:LatLonListSubgrid&gt;\r</text:span></text:p>
      <text:p text:style-name="P2"><text:s text:c="3"/><text:span text:style-name="T1">&lt;/soapenv:Body&gt;\r</text:span></text:p>
      <text:p text:style-name="P1">&lt;/soapenv:Envelope&gt;]]&gt;&lt;/con:request&gt;&lt;con:wsaConfig mustUnderstand="NONE" version="200508" action="https://graphical.weather.gov/xml/DWMLgen/wsdl/ndfdXML.wsdl#LatLonListSubgrid"/&gt;&lt;/con:call&gt;&lt;/con:operation&gt;&lt;con:operation id="0fc3ee61-39f4-40ba-8d81-937311ce7e08" isOneWay="false" action="https://graphical.weather.gov/xml/DWMLgen/wsdl/ndfdXML.wsdl#LatLonListZipCode" name="LatLonListZipCode" bindingOperationName="LatLonListZipCode" type="Request-Response" inputName="" receivesAttachments="false" sendsAttachments="false" anonymous="optional"&gt;&lt;con:settings/&gt;&lt;con:call id="80e3a8a3-d081-42df-b089-1c55b0a3426b" name="Request 1"&gt;&lt;con:settings/&gt;&lt;con:encoding&gt;UTF-8&lt;/con:encoding&gt;&lt;con:endpoint&gt;https://graphical.weather.gov:443/xml/SOAP_server/ndfdXMLserver.php&lt;/con:endpoint&gt;&lt;con:request&gt;&lt;![CDATA[&lt;soapenv:Envelope xmlns:xsi="http://www.w3.org/2001/XMLSchema-instance" xmlns:xsd="http://www.w3.org/2001/XMLSchema" <text:soft-page-break/>xmlns:soapenv="http://schemas.xmlsoap.org/soap/envelope/" xmlns:ndf="https://graphical.weather.gov/xml/DWMLgen/wsdl/ndfdXML.wsdl"&gt;\r</text:p>
      <text:p text:style-name="P2"><text:s text:c="3"/><text:span text:style-name="T1">&lt;soapenv:Header/&gt;\r</text:span></text:p>
      <text:p text:style-name="P2"><text:s text:c="3"/><text:span text:style-name="T1">&lt;soapenv:Body&gt;\r</text:span></text:p>
      <text:p text:style-name="P2"><text:s text:c="6"/><text:span text:style-name="T1">&lt;ndf:LatLonListZipCode soapenv:encodingStyle="http://schemas.xmlsoap.org/soap/encoding/"&gt;\r</text:span></text:p>
      <text:p text:style-name="P2"><text:s text:c="9"/><text:span text:style-name="T1">&lt;zipCodeList xsi:type="xsd:string"&gt;?&lt;/zipCodeList&gt;\r</text:span></text:p>
      <text:p text:style-name="P2"><text:s text:c="6"/><text:span text:style-name="T1">&lt;/ndf:LatLonListZipCode&gt;\r</text:span></text:p>
      <text:p text:style-name="P2"><text:s text:c="3"/><text:span text:style-name="T1">&lt;/soapenv:Body&gt;\r</text:span></text:p>
      <text:p text:style-name="P1">&lt;/soapenv:Envelope&gt;]]&gt;&lt;/con:request&gt;&lt;con:wsaConfig mustUnderstand="NONE" version="200508" action="https://graphical.weather.gov/xml/DWMLgen/wsdl/ndfdXML.wsdl#LatLonListZipCode"/&gt;&lt;/con:call&gt;&lt;/con:operation&gt;&lt;con:operation id="7330449b-cf56-419e-b86e-8e2038af2cba" isOneWay="false" action="https://graphical.weather.gov/xml/DWMLgen/wsdl/ndfdXML.wsdl#NDFDgen" name="NDFDgen" bindingOperationName="NDFDgen" type="Request-Response" inputName="" receivesAttachments="false" sendsAttachments="false" anonymous="optional"&gt;&lt;con:settings/&gt;&lt;con:call id="9507df53-56e7-481c-9750-3b1c9d4f3d9f" name="Request 1"&gt;&lt;con:settings/&gt;&lt;con:encoding&gt;UTF-8&lt;/con:encoding&gt;&lt;con:endpoint&gt;https://graphical.weather.gov:443/xml/SOAP_server/ndfdXMLserver.php&lt;/con:endpoint&gt;&lt;con:request&gt;&lt;![CDATA[&lt;soapenv:Envelope xmlns:xsi="http://www.w3.org/2001/XMLSchema-instance" xmlns:xsd="http://www.w3.org/2001/XMLSchema" xmlns:soapenv="http://schemas.xmlsoap.org/soap/envelope/" xmlns:ndf="https://graphical.weather.gov/xml/DWMLgen/wsdl/ndfdXML.wsdl"&gt;\r</text:p>
      <text:p text:style-name="P2"><text:s text:c="3"/><text:span text:style-name="T1">&lt;soapenv:Header/&gt;\r</text:span></text:p>
      <text:p text:style-name="P2"><text:s text:c="3"/><text:span text:style-name="T1">&lt;soapenv:Body&gt;\r</text:span></text:p>
      <text:p text:style-name="P2"><text:s text:c="6"/><text:span text:style-name="T1">&lt;ndf:NDFDgen soapenv:encodingStyle="http://schemas.xmlsoap.org/soap/encoding/"&gt;\r</text:span></text:p>
      <text:p text:style-name="P2"><text:s text:c="9"/><text:span text:style-name="T1">&lt;latitude xsi:type="xsd:decimal"&gt;?&lt;/latitude&gt;\r</text:span></text:p>
      <text:p text:style-name="P2"><text:s text:c="9"/><text:span text:style-name="T1">&lt;longitude xsi:type="xsd:decimal"&gt;?&lt;/longitude&gt;\r</text:span></text:p>
      <text:p text:style-name="P2"><text:s text:c="9"/><text:span text:style-name="T1">&lt;product xsi:type="xsd:string"&gt;?&lt;/product&gt;\r</text:span></text:p>
      <text:p text:style-name="P2"><text:s text:c="9"/><text:span text:style-name="T1">&lt;startTime xsi:type="xsd:dateTime"&gt;?&lt;/startTime&gt;\r</text:span></text:p>
      <text:p text:style-name="P2"><text:s text:c="9"/><text:span text:style-name="T1">&lt;endTime xsi:type="xsd:dateTime"&gt;?&lt;/endTime&gt;\r</text:span></text:p>
      <text:p text:style-name="P2"><text:s text:c="9"/><text:span text:style-name="T1">&lt;Unit xsi:type="xsd:string"&gt;?&lt;/Unit&gt;\r</text:span></text:p>
      <text:p text:style-name="P2"><text:s text:c="9"/><text:span text:style-name="T1">&lt;weatherParameters xsi:type="ndf:weatherParametersType"&gt;\r</text:span></text:p>
      <text:p text:style-name="P2"><text:s text:c="12"/><text:span text:style-name="T1">&lt;!--You may enter the following 53 items in any order--&gt;\r</text:span></text:p>
      <text:p text:style-name="P2"><text:s text:c="12"/><text:span text:style-name="T1">&lt;maxt xsi:type="xsd:boolean"&gt;?&lt;/maxt&gt;\r</text:span></text:p>
      <text:p text:style-name="P2"><text:s text:c="12"/><text:span text:style-name="T1">&lt;mint xsi:type="xsd:boolean"&gt;?&lt;/mint&gt;\r</text:span></text:p>
      <text:p text:style-name="P2"><text:s text:c="12"/><text:span text:style-name="T1">&lt;temp xsi:type="xsd:boolean"&gt;?&lt;/temp&gt;\r</text:span></text:p>
      <text:p text:style-name="P2"><text:s text:c="12"/><text:span text:style-name="T1">&lt;dew xsi:type="xsd:boolean"&gt;?&lt;/dew&gt;\r</text:span></text:p>
      <text:p text:style-name="P2"><text:s text:c="12"/><text:span text:style-name="T1">&lt;pop12 xsi:type="xsd:boolean"&gt;?&lt;/pop12&gt;\r</text:span></text:p>
      <text:p text:style-name="P2"><text:s text:c="12"/><text:span text:style-name="T1">&lt;qpf xsi:type="xsd:boolean"&gt;?&lt;/qpf&gt;\r</text:span></text:p>
      <text:p text:style-name="P2"><text:s text:c="12"/><text:span text:style-name="T1">&lt;sky xsi:type="xsd:boolean"&gt;?&lt;/sky&gt;\r</text:span></text:p>
      <text:p text:style-name="P2"><text:s text:c="12"/><text:span text:style-name="T1">&lt;snow xsi:type="xsd:boolean"&gt;?&lt;/snow&gt;\r</text:span></text:p>
      <text:p text:style-name="P2"><text:s text:c="12"/><text:span text:style-name="T1">&lt;wspd xsi:type="xsd:boolean"&gt;?&lt;/wspd&gt;\r</text:span></text:p>
      <text:p text:style-name="P2"><text:s text:c="12"/><text:span text:style-name="T1">&lt;wdir xsi:type="xsd:boolean"&gt;?&lt;/wdir&gt;\r</text:span></text:p>
      <text:p text:style-name="P2"><text:s text:c="12"/><text:span text:style-name="T1">&lt;wx xsi:type="xsd:boolean"&gt;?&lt;/wx&gt;\r</text:span></text:p>
      <text:p text:style-name="P2"><text:s text:c="12"/><text:span text:style-name="T1">&lt;waveh xsi:type="xsd:boolean"&gt;?&lt;/waveh&gt;\r</text:span></text:p>
      <text:p text:style-name="P2"><text:s text:c="12"/><text:span text:style-name="T1">&lt;icons xsi:type="xsd:boolean"&gt;?&lt;/icons&gt;\r</text:span></text:p>
      <text:p text:style-name="P2"><text:s text:c="12"/><text:span text:style-name="T1">&lt;rh xsi:type="xsd:boolean"&gt;?&lt;/rh&gt;\r</text:span></text:p>
      <text:p text:style-name="P2"><text:s text:c="12"/><text:span text:style-name="T1">&lt;appt xsi:type="xsd:boolean"&gt;?&lt;/appt&gt;\r</text:span></text:p>
      <text:p text:style-name="P2"><text:s text:c="12"/><text:span text:style-name="T1">&lt;incw34 xsi:type="xsd:boolean"&gt;?&lt;/incw34&gt;\r</text:span></text:p>
      <text:p text:style-name="P2"><text:s text:c="12"/><text:span text:style-name="T1">&lt;incw50 xsi:type="xsd:boolean"&gt;?&lt;/incw50&gt;\r</text:span></text:p>
      <text:p text:style-name="P2"><text:s text:c="12"/><text:span text:style-name="T1">&lt;incw64 xsi:type="xsd:boolean"&gt;?&lt;/incw64&gt;\r</text:span></text:p>
      <text:p text:style-name="P2"><text:s text:c="12"/><text:span text:style-name="T1">&lt;cumw34 xsi:type="xsd:boolean"&gt;?&lt;/cumw34&gt;\r</text:span></text:p>
      <text:p text:style-name="P2"><text:s text:c="12"/><text:span text:style-name="T1">&lt;cumw50 xsi:type="xsd:boolean"&gt;?&lt;/cumw50&gt;\r</text:span></text:p>
      <text:p text:style-name="P2"><text:s text:c="12"/><text:span text:style-name="T1">&lt;cumw64 xsi:type="xsd:boolean"&gt;?&lt;/cumw64&gt;\r</text:span></text:p>
      <text:p text:style-name="P2"><text:s text:c="12"/><text:span text:style-name="T1">&lt;critfireo xsi:type="xsd:boolean"&gt;?&lt;/critfireo&gt;\r</text:span></text:p>
      <text:p text:style-name="P2"><text:s text:c="12"/><text:span text:style-name="T1">&lt;dryfireo xsi:type="xsd:boolean"&gt;?&lt;/dryfireo&gt;\r</text:span></text:p>
      <text:p text:style-name="P2"><text:s text:c="12"/><text:span text:style-name="T1">&lt;conhazo xsi:type="xsd:boolean"&gt;?&lt;/conhazo&gt;\r</text:span></text:p>
      <text:p text:style-name="P2"><text:s text:c="12"/><text:span text:style-name="T1">&lt;ptornado xsi:type="xsd:boolean"&gt;?&lt;/ptornado&gt;\r</text:span></text:p>
      <text:p text:style-name="P2"><text:s text:c="12"/><text:span text:style-name="T1">&lt;phail xsi:type="xsd:boolean"&gt;?&lt;/phail&gt;\r</text:span></text:p>
      <text:p text:style-name="P2"><text:soft-page-break/><text:s text:c="12"/><text:span text:style-name="T1">&lt;ptstmwinds xsi:type="xsd:boolean"&gt;?&lt;/ptstmwinds&gt;\r</text:span></text:p>
      <text:p text:style-name="P2"><text:s text:c="12"/><text:span text:style-name="T1">&lt;pxtornado xsi:type="xsd:boolean"&gt;?&lt;/pxtornado&gt;\r</text:span></text:p>
      <text:p text:style-name="P2"><text:s text:c="12"/><text:span text:style-name="T1">&lt;pxhail xsi:type="xsd:boolean"&gt;?&lt;/pxhail&gt;\r</text:span></text:p>
      <text:p text:style-name="P2"><text:s text:c="12"/><text:span text:style-name="T1">&lt;pxtstmwinds xsi:type="xsd:boolean"&gt;?&lt;/pxtstmwinds&gt;\r</text:span></text:p>
      <text:p text:style-name="P2"><text:s text:c="12"/><text:span text:style-name="T1">&lt;ptotsvrtstm xsi:type="xsd:boolean"&gt;?&lt;/ptotsvrtstm&gt;\r</text:span></text:p>
      <text:p text:style-name="P2"><text:s text:c="12"/><text:span text:style-name="T1">&lt;pxtotsvrtstm xsi:type="xsd:boolean"&gt;?&lt;/pxtotsvrtstm&gt;\r</text:span></text:p>
      <text:p text:style-name="P2"><text:s text:c="12"/><text:span text:style-name="T1">&lt;tmpabv14d xsi:type="xsd:boolean"&gt;?&lt;/tmpabv14d&gt;\r</text:span></text:p>
      <text:p text:style-name="P2"><text:s text:c="12"/><text:span text:style-name="T1">&lt;tmpblw14d xsi:type="xsd:boolean"&gt;?&lt;/tmpblw14d&gt;\r</text:span></text:p>
      <text:p text:style-name="P2"><text:s text:c="12"/><text:span text:style-name="T1">&lt;tmpabv30d xsi:type="xsd:boolean"&gt;?&lt;/tmpabv30d&gt;\r</text:span></text:p>
      <text:p text:style-name="P2"><text:s text:c="12"/><text:span text:style-name="T1">&lt;tmpblw30d xsi:type="xsd:boolean"&gt;?&lt;/tmpblw30d&gt;\r</text:span></text:p>
      <text:p text:style-name="P2"><text:s text:c="12"/><text:span text:style-name="T1">&lt;tmpabv90d xsi:type="xsd:boolean"&gt;?&lt;/tmpabv90d&gt;\r</text:span></text:p>
      <text:p text:style-name="P2"><text:s text:c="12"/><text:span text:style-name="T1">&lt;tmpblw90d xsi:type="xsd:boolean"&gt;?&lt;/tmpblw90d&gt;\r</text:span></text:p>
      <text:p text:style-name="P2"><text:s text:c="12"/><text:span text:style-name="T1">&lt;prcpabv14d xsi:type="xsd:boolean"&gt;?&lt;/prcpabv14d&gt;\r</text:span></text:p>
      <text:p text:style-name="P2"><text:s text:c="12"/><text:span text:style-name="T1">&lt;prcpblw14d xsi:type="xsd:boolean"&gt;?&lt;/prcpblw14d&gt;\r</text:span></text:p>
      <text:p text:style-name="P2"><text:s text:c="12"/><text:span text:style-name="T1">&lt;prcpabv30d xsi:type="xsd:boolean"&gt;?&lt;/prcpabv30d&gt;\r</text:span></text:p>
      <text:p text:style-name="P2"><text:s text:c="12"/><text:span text:style-name="T1">&lt;prcpblw30d xsi:type="xsd:boolean"&gt;?&lt;/prcpblw30d&gt;\r</text:span></text:p>
      <text:p text:style-name="P2"><text:s text:c="12"/><text:span text:style-name="T1">&lt;prcpabv90d xsi:type="xsd:boolean"&gt;?&lt;/prcpabv90d&gt;\r</text:span></text:p>
      <text:p text:style-name="P2"><text:s text:c="12"/><text:span text:style-name="T1">&lt;prcpblw90d xsi:type="xsd:boolean"&gt;?&lt;/prcpblw90d&gt;\r</text:span></text:p>
      <text:p text:style-name="P2"><text:s text:c="12"/><text:span text:style-name="T1">&lt;precipa_r xsi:type="xsd:boolean"&gt;?&lt;/precipa_r&gt;\r</text:span></text:p>
      <text:p text:style-name="P2"><text:s text:c="12"/><text:span text:style-name="T1">&lt;sky_r xsi:type="xsd:boolean"&gt;?&lt;/sky_r&gt;\r</text:span></text:p>
      <text:p text:style-name="P2"><text:s text:c="12"/><text:span text:style-name="T1">&lt;temp_r xsi:type="xsd:boolean"&gt;?&lt;/temp_r&gt;\r</text:span></text:p>
      <text:p text:style-name="P2"><text:s text:c="12"/><text:span text:style-name="T1">&lt;td_r xsi:type="xsd:boolean"&gt;?&lt;/td_r&gt;\r</text:span></text:p>
      <text:p text:style-name="P2"><text:s text:c="12"/><text:span text:style-name="T1">&lt;wdir_r xsi:type="xsd:boolean"&gt;?&lt;/wdir_r&gt;\r</text:span></text:p>
      <text:p text:style-name="P2"><text:s text:c="12"/><text:span text:style-name="T1">&lt;wspd_r xsi:type="xsd:boolean"&gt;?&lt;/wspd_r&gt;\r</text:span></text:p>
      <text:p text:style-name="P2"><text:s text:c="12"/><text:span text:style-name="T1">&lt;wwa xsi:type="xsd:boolean"&gt;?&lt;/wwa&gt;\r</text:span></text:p>
      <text:p text:style-name="P2"><text:s text:c="12"/><text:span text:style-name="T1">&lt;wgust xsi:type="xsd:boolean"&gt;?&lt;/wgust&gt;\r</text:span></text:p>
      <text:p text:style-name="P2"><text:s text:c="12"/><text:span text:style-name="T1">&lt;iceaccum xsi:type="xsd:boolean"&gt;?&lt;/iceaccum&gt;\r</text:span></text:p>
      <text:p text:style-name="P2"><text:s text:c="9"/><text:span text:style-name="T1">&lt;/weatherParameters&gt;\r</text:span></text:p>
      <text:p text:style-name="P2"><text:s text:c="6"/><text:span text:style-name="T1">&lt;/ndf:NDFDgen&gt;\r</text:span></text:p>
      <text:p text:style-name="P2"><text:s text:c="3"/><text:span text:style-name="T1">&lt;/soapenv:Body&gt;\r</text:span></text:p>
      <text:p text:style-name="P1">&lt;/soapenv:Envelope&gt;]]&gt;&lt;/con:request&gt;&lt;con:wsaConfig mustUnderstand="NONE" version="200508" action="https://graphical.weather.gov/xml/DWMLgen/wsdl/ndfdXML.wsdl#NDFDgen"/&gt;&lt;/con:call&gt;&lt;/con:operation&gt;&lt;con:operation id="0b1aea88-6f1a-4f74-a76a-266aadf6deb6" isOneWay="false" action="https://graphical.weather.gov/xml/DWMLgen/wsdl/ndfdXML.wsdl#NDFDgenByDay" name="NDFDgenByDay" bindingOperationName="NDFDgenByDay" type="Request-Response" inputName="" receivesAttachments="false" sendsAttachments="false" anonymous="optional"&gt;&lt;con:settings/&gt;&lt;con:call id="0484b205-b0c9-4aaa-b583-c72b49a0f92c" name="Request 1"&gt;&lt;con:settings/&gt;&lt;con:encoding&gt;UTF-8&lt;/con:encoding&gt;&lt;con:endpoint&gt;https://graphical.weather.gov:443/xml/SOAP_server/ndfdXMLserver.php&lt;/con:endpoint&gt;&lt;con:request&gt;&lt;![CDATA[&lt;soapenv:Envelope xmlns:xsi="http://www.w3.org/2001/XMLSchema-instance" xmlns:xsd="http://www.w3.org/2001/XMLSchema" xmlns:soapenv="http://schemas.xmlsoap.org/soap/envelope/" xmlns:ndf="https://graphical.weather.gov/xml/DWMLgen/wsdl/ndfdXML.wsdl"&gt;\r</text:p>
      <text:p text:style-name="P2"><text:s text:c="3"/><text:span text:style-name="T1">&lt;soapenv:Header/&gt;\r</text:span></text:p>
      <text:p text:style-name="P2"><text:s text:c="3"/><text:span text:style-name="T1">&lt;soapenv:Body&gt;\r</text:span></text:p>
      <text:p text:style-name="P2"><text:s text:c="6"/><text:span text:style-name="T1">&lt;ndf:NDFDgenByDay soapenv:encodingStyle="http://schemas.xmlsoap.org/soap/encoding/"&gt;\r</text:span></text:p>
      <text:p text:style-name="P2"><text:s text:c="9"/><text:span text:style-name="T1">&lt;latitude xsi:type="xsd:decimal"&gt;?&lt;/latitude&gt;\r</text:span></text:p>
      <text:p text:style-name="P2"><text:s text:c="9"/><text:span text:style-name="T1">&lt;longitude xsi:type="xsd:decimal"&gt;?&lt;/longitude&gt;\r</text:span></text:p>
      <text:p text:style-name="P2"><text:s text:c="9"/><text:span text:style-name="T1">&lt;startDate xsi:type="xsd:date"&gt;?&lt;/startDate&gt;\r</text:span></text:p>
      <text:p text:style-name="P2"><text:s text:c="9"/><text:span text:style-name="T1">&lt;numDays xsi:type="xsd:integer"&gt;?&lt;/numDays&gt;\r</text:span></text:p>
      <text:p text:style-name="P2"><text:s text:c="9"/><text:span text:style-name="T1">&lt;Unit xsi:type="xsd:string"&gt;?&lt;/Unit&gt;\r</text:span></text:p>
      <text:p text:style-name="P2"><text:s text:c="9"/><text:span text:style-name="T1">&lt;format xsi:type="xsd:string"&gt;?&lt;/format&gt;\r</text:span></text:p>
      <text:p text:style-name="P2"><text:s text:c="6"/><text:span text:style-name="T1">&lt;/ndf:NDFDgenByDay&gt;\r</text:span></text:p>
      <text:p text:style-name="P2"><text:s text:c="3"/><text:span text:style-name="T1">&lt;/soapenv:Body&gt;\r</text:span></text:p>
      <text:p text:style-name="P1">&lt;/soapenv:Envelope&gt;]]&gt;&lt;/con:request&gt;&lt;con:wsaConfig mustUnderstand="NONE" version="200508" action="https://graphical.weather.gov/xml/DWMLgen/wsdl/ndfdXML.wsdl#NDFDgenByDay"/&gt;&lt;/con:call&gt;&lt;/con:operation&gt;&lt;con:operation id="d57d0ef4-ea97-47b8-a770-a6a09d5027eb" isOneWay="false" <text:soft-page-break/>action="https://graphical.weather.gov/xml/DWMLgen/wsdl/ndfdXML.wsdl#NDFDgenByDayLatLonList" name="NDFDgenByDayLatLonList" bindingOperationName="NDFDgenByDayLatLonList" type="Request-Response" inputName="" receivesAttachments="false" sendsAttachments="false" anonymous="optional"&gt;&lt;con:settings/&gt;&lt;con:call id="b94ffc31-ff5a-439a-8e04-998f56039e8b" name="Request 1"&gt;&lt;con:settings/&gt;&lt;con:encoding&gt;UTF-8&lt;/con:encoding&gt;&lt;con:endpoint&gt;https://graphical.weather.gov:443/xml/SOAP_server/ndfdXMLserver.php&lt;/con:endpoint&gt;&lt;con:request&gt;&lt;![CDATA[&lt;soapenv:Envelope xmlns:xsi="http://www.w3.org/2001/XMLSchema-instance" xmlns:xsd="http://www.w3.org/2001/XMLSchema" xmlns:soapenv="http://schemas.xmlsoap.org/soap/envelope/" xmlns:ndf="https://graphical.weather.gov/xml/DWMLgen/wsdl/ndfdXML.wsdl"&gt;\r</text:p>
      <text:p text:style-name="P2"><text:s text:c="3"/><text:span text:style-name="T1">&lt;soapenv:Header/&gt;\r</text:span></text:p>
      <text:p text:style-name="P2"><text:s text:c="3"/><text:span text:style-name="T1">&lt;soapenv:Body&gt;\r</text:span></text:p>
      <text:p text:style-name="P2"><text:s text:c="6"/><text:span text:style-name="T1">&lt;ndf:NDFDgenByDayLatLonList soapenv:encodingStyle="http://schemas.xmlsoap.org/soap/encoding/"&gt;\r</text:span></text:p>
      <text:p text:style-name="P2"><text:s text:c="9"/><text:span text:style-name="T1">&lt;listLatLon xsi:type="xsd:string"&gt;?&lt;/listLatLon&gt;\r</text:span></text:p>
      <text:p text:style-name="P2"><text:s text:c="9"/><text:span text:style-name="T1">&lt;startDate xsi:type="xsd:date"&gt;?&lt;/startDate&gt;\r</text:span></text:p>
      <text:p text:style-name="P2"><text:s text:c="9"/><text:span text:style-name="T1">&lt;numDays xsi:type="xsd:integer"&gt;?&lt;/numDays&gt;\r</text:span></text:p>
      <text:p text:style-name="P2"><text:s text:c="9"/><text:span text:style-name="T1">&lt;Unit xsi:type="xsd:string"&gt;?&lt;/Unit&gt;\r</text:span></text:p>
      <text:p text:style-name="P2"><text:s text:c="9"/><text:span text:style-name="T1">&lt;format xsi:type="xsd:string"&gt;?&lt;/format&gt;\r</text:span></text:p>
      <text:p text:style-name="P2"><text:s text:c="6"/><text:span text:style-name="T1">&lt;/ndf:NDFDgenByDayLatLonList&gt;\r</text:span></text:p>
      <text:p text:style-name="P2"><text:s text:c="3"/><text:span text:style-name="T1">&lt;/soapenv:Body&gt;\r</text:span></text:p>
      <text:p text:style-name="P1">&lt;/soapenv:Envelope&gt;]]&gt;&lt;/con:request&gt;&lt;con:wsaConfig mustUnderstand="NONE" version="200508" action="https://graphical.weather.gov/xml/DWMLgen/wsdl/ndfdXML.wsdl#NDFDgenByDayLatLonList"/&gt;&lt;/con:call&gt;&lt;/con:operation&gt;&lt;con:operation id="7996f23e-52f7-4953-b82d-9399928b7136" isOneWay="false" action="https://graphical.weather.gov/xml/DWMLgen/wsdl/ndfdXML.wsdl#NDFDgenLatLonList" name="NDFDgenLatLonList" bindingOperationName="NDFDgenLatLonList" type="Request-Response" inputName="" receivesAttachments="false" sendsAttachments="false" anonymous="optional"&gt;&lt;con:settings/&gt;&lt;con:call id="e845d307-16fc-4d66-9aaf-9bafa4a722a8" name="Request 1"&gt;&lt;con:settings/&gt;&lt;con:encoding&gt;UTF-8&lt;/con:encoding&gt;&lt;con:endpoint&gt;https://graphical.weather.gov:443/xml/SOAP_server/ndfdXMLserver.php&lt;/con:endpoint&gt;&lt;con:request&gt;&lt;![CDATA[&lt;soapenv:Envelope xmlns:xsi="http://www.w3.org/2001/XMLSchema-instance" xmlns:xsd="http://www.w3.org/2001/XMLSchema" xmlns:soapenv="http://schemas.xmlsoap.org/soap/envelope/" xmlns:ndf="https://graphical.weather.gov/xml/DWMLgen/wsdl/ndfdXML.wsdl"&gt;\r</text:p>
      <text:p text:style-name="P2"><text:s text:c="3"/><text:span text:style-name="T1">&lt;soapenv:Header/&gt;\r</text:span></text:p>
      <text:p text:style-name="P2"><text:s text:c="3"/><text:span text:style-name="T1">&lt;soapenv:Body&gt;\r</text:span></text:p>
      <text:p text:style-name="P2"><text:s text:c="6"/><text:span text:style-name="T1">&lt;ndf:NDFDgenLatLonList soapenv:encodingStyle="http://schemas.xmlsoap.org/soap/encoding/"&gt;\r</text:span></text:p>
      <text:p text:style-name="P2"><text:s text:c="9"/><text:span text:style-name="T1">&lt;listLatLon xsi:type="xsd:string"&gt;?&lt;/listLatLon&gt;\r</text:span></text:p>
      <text:p text:style-name="P2"><text:s text:c="9"/><text:span text:style-name="T1">&lt;product xsi:type="xsd:string"&gt;?&lt;/product&gt;\r</text:span></text:p>
      <text:p text:style-name="P2"><text:s text:c="9"/><text:span text:style-name="T1">&lt;startTime xsi:type="xsd:dateTime"&gt;?&lt;/startTime&gt;\r</text:span></text:p>
      <text:p text:style-name="P2"><text:s text:c="9"/><text:span text:style-name="T1">&lt;endTime xsi:type="xsd:dateTime"&gt;?&lt;/endTime&gt;\r</text:span></text:p>
      <text:p text:style-name="P2"><text:s text:c="9"/><text:span text:style-name="T1">&lt;Unit xsi:type="xsd:string"&gt;?&lt;/Unit&gt;\r</text:span></text:p>
      <text:p text:style-name="P2"><text:s text:c="9"/><text:span text:style-name="T1">&lt;weatherParameters xsi:type="ndf:weatherParametersType"&gt;\r</text:span></text:p>
      <text:p text:style-name="P2"><text:s text:c="12"/><text:span text:style-name="T1">&lt;!--You may enter the following 53 items in any order--&gt;\r</text:span></text:p>
      <text:p text:style-name="P2"><text:s text:c="12"/><text:span text:style-name="T1">&lt;maxt xsi:type="xsd:boolean"&gt;?&lt;/maxt&gt;\r</text:span></text:p>
      <text:p text:style-name="P2"><text:s text:c="12"/><text:span text:style-name="T1">&lt;mint xsi:type="xsd:boolean"&gt;?&lt;/mint&gt;\r</text:span></text:p>
      <text:p text:style-name="P2"><text:s text:c="12"/><text:span text:style-name="T1">&lt;temp xsi:type="xsd:boolean"&gt;?&lt;/temp&gt;\r</text:span></text:p>
      <text:p text:style-name="P2"><text:s text:c="12"/><text:span text:style-name="T1">&lt;dew xsi:type="xsd:boolean"&gt;?&lt;/dew&gt;\r</text:span></text:p>
      <text:p text:style-name="P2"><text:s text:c="12"/><text:span text:style-name="T1">&lt;pop12 xsi:type="xsd:boolean"&gt;?&lt;/pop12&gt;\r</text:span></text:p>
      <text:p text:style-name="P2"><text:s text:c="12"/><text:span text:style-name="T1">&lt;qpf xsi:type="xsd:boolean"&gt;?&lt;/qpf&gt;\r</text:span></text:p>
      <text:p text:style-name="P2"><text:s text:c="12"/><text:span text:style-name="T1">&lt;sky xsi:type="xsd:boolean"&gt;?&lt;/sky&gt;\r</text:span></text:p>
      <text:p text:style-name="P2"><text:s text:c="12"/><text:span text:style-name="T1">&lt;snow xsi:type="xsd:boolean"&gt;?&lt;/snow&gt;\r</text:span></text:p>
      <text:p text:style-name="P2"><text:s text:c="12"/><text:span text:style-name="T1">&lt;wspd xsi:type="xsd:boolean"&gt;?&lt;/wspd&gt;\r</text:span></text:p>
      <text:p text:style-name="P2"><text:s text:c="12"/><text:span text:style-name="T1">&lt;wdir xsi:type="xsd:boolean"&gt;?&lt;/wdir&gt;\r</text:span></text:p>
      <text:p text:style-name="P2"><text:s text:c="12"/><text:span text:style-name="T1">&lt;wx xsi:type="xsd:boolean"&gt;?&lt;/wx&gt;\r</text:span></text:p>
      <text:p text:style-name="P2"><text:s text:c="12"/><text:span text:style-name="T1">&lt;waveh xsi:type="xsd:boolean"&gt;?&lt;/waveh&gt;\r</text:span></text:p>
      <text:p text:style-name="P2"><text:soft-page-break/><text:s text:c="12"/><text:span text:style-name="T1">&lt;icons xsi:type="xsd:boolean"&gt;?&lt;/icons&gt;\r</text:span></text:p>
      <text:p text:style-name="P2"><text:s text:c="12"/><text:span text:style-name="T1">&lt;rh xsi:type="xsd:boolean"&gt;?&lt;/rh&gt;\r</text:span></text:p>
      <text:p text:style-name="P2"><text:s text:c="12"/><text:span text:style-name="T1">&lt;appt xsi:type="xsd:boolean"&gt;?&lt;/appt&gt;\r</text:span></text:p>
      <text:p text:style-name="P2"><text:s text:c="12"/><text:span text:style-name="T1">&lt;incw34 xsi:type="xsd:boolean"&gt;?&lt;/incw34&gt;\r</text:span></text:p>
      <text:p text:style-name="P2"><text:s text:c="12"/><text:span text:style-name="T1">&lt;incw50 xsi:type="xsd:boolean"&gt;?&lt;/incw50&gt;\r</text:span></text:p>
      <text:p text:style-name="P2"><text:s text:c="12"/><text:span text:style-name="T1">&lt;incw64 xsi:type="xsd:boolean"&gt;?&lt;/incw64&gt;\r</text:span></text:p>
      <text:p text:style-name="P2"><text:s text:c="12"/><text:span text:style-name="T1">&lt;cumw34 xsi:type="xsd:boolean"&gt;?&lt;/cumw34&gt;\r</text:span></text:p>
      <text:p text:style-name="P2"><text:s text:c="12"/><text:span text:style-name="T1">&lt;cumw50 xsi:type="xsd:boolean"&gt;?&lt;/cumw50&gt;\r</text:span></text:p>
      <text:p text:style-name="P2"><text:s text:c="12"/><text:span text:style-name="T1">&lt;cumw64 xsi:type="xsd:boolean"&gt;?&lt;/cumw64&gt;\r</text:span></text:p>
      <text:p text:style-name="P2"><text:s text:c="12"/><text:span text:style-name="T1">&lt;critfireo xsi:type="xsd:boolean"&gt;?&lt;/critfireo&gt;\r</text:span></text:p>
      <text:p text:style-name="P2"><text:s text:c="12"/><text:span text:style-name="T1">&lt;dryfireo xsi:type="xsd:boolean"&gt;?&lt;/dryfireo&gt;\r</text:span></text:p>
      <text:p text:style-name="P2"><text:s text:c="12"/><text:span text:style-name="T1">&lt;conhazo xsi:type="xsd:boolean"&gt;?&lt;/conhazo&gt;\r</text:span></text:p>
      <text:p text:style-name="P2"><text:s text:c="12"/><text:span text:style-name="T1">&lt;ptornado xsi:type="xsd:boolean"&gt;?&lt;/ptornado&gt;\r</text:span></text:p>
      <text:p text:style-name="P2"><text:s text:c="12"/><text:span text:style-name="T1">&lt;phail xsi:type="xsd:boolean"&gt;?&lt;/phail&gt;\r</text:span></text:p>
      <text:p text:style-name="P2"><text:s text:c="12"/><text:span text:style-name="T1">&lt;ptstmwinds xsi:type="xsd:boolean"&gt;?&lt;/ptstmwinds&gt;\r</text:span></text:p>
      <text:p text:style-name="P2"><text:s text:c="12"/><text:span text:style-name="T1">&lt;pxtornado xsi:type="xsd:boolean"&gt;?&lt;/pxtornado&gt;\r</text:span></text:p>
      <text:p text:style-name="P2"><text:s text:c="12"/><text:span text:style-name="T1">&lt;pxhail xsi:type="xsd:boolean"&gt;?&lt;/pxhail&gt;\r</text:span></text:p>
      <text:p text:style-name="P2"><text:s text:c="12"/><text:span text:style-name="T1">&lt;pxtstmwinds xsi:type="xsd:boolean"&gt;?&lt;/pxtstmwinds&gt;\r</text:span></text:p>
      <text:p text:style-name="P2"><text:s text:c="12"/><text:span text:style-name="T1">&lt;ptotsvrtstm xsi:type="xsd:boolean"&gt;?&lt;/ptotsvrtstm&gt;\r</text:span></text:p>
      <text:p text:style-name="P2"><text:s text:c="12"/><text:span text:style-name="T1">&lt;pxtotsvrtstm xsi:type="xsd:boolean"&gt;?&lt;/pxtotsvrtstm&gt;\r</text:span></text:p>
      <text:p text:style-name="P2"><text:s text:c="12"/><text:span text:style-name="T1">&lt;tmpabv14d xsi:type="xsd:boolean"&gt;?&lt;/tmpabv14d&gt;\r</text:span></text:p>
      <text:p text:style-name="P2"><text:s text:c="12"/><text:span text:style-name="T1">&lt;tmpblw14d xsi:type="xsd:boolean"&gt;?&lt;/tmpblw14d&gt;\r</text:span></text:p>
      <text:p text:style-name="P2"><text:s text:c="12"/><text:span text:style-name="T1">&lt;tmpabv30d xsi:type="xsd:boolean"&gt;?&lt;/tmpabv30d&gt;\r</text:span></text:p>
      <text:p text:style-name="P2"><text:s text:c="12"/><text:span text:style-name="T1">&lt;tmpblw30d xsi:type="xsd:boolean"&gt;?&lt;/tmpblw30d&gt;\r</text:span></text:p>
      <text:p text:style-name="P2"><text:s text:c="12"/><text:span text:style-name="T1">&lt;tmpabv90d xsi:type="xsd:boolean"&gt;?&lt;/tmpabv90d&gt;\r</text:span></text:p>
      <text:p text:style-name="P2"><text:s text:c="12"/><text:span text:style-name="T1">&lt;tmpblw90d xsi:type="xsd:boolean"&gt;?&lt;/tmpblw90d&gt;\r</text:span></text:p>
      <text:p text:style-name="P2"><text:s text:c="12"/><text:span text:style-name="T1">&lt;prcpabv14d xsi:type="xsd:boolean"&gt;?&lt;/prcpabv14d&gt;\r</text:span></text:p>
      <text:p text:style-name="P2"><text:s text:c="12"/><text:span text:style-name="T1">&lt;prcpblw14d xsi:type="xsd:boolean"&gt;?&lt;/prcpblw14d&gt;\r</text:span></text:p>
      <text:p text:style-name="P2"><text:s text:c="12"/><text:span text:style-name="T1">&lt;prcpabv30d xsi:type="xsd:boolean"&gt;?&lt;/prcpabv30d&gt;\r</text:span></text:p>
      <text:p text:style-name="P2"><text:s text:c="12"/><text:span text:style-name="T1">&lt;prcpblw30d xsi:type="xsd:boolean"&gt;?&lt;/prcpblw30d&gt;\r</text:span></text:p>
      <text:p text:style-name="P2"><text:s text:c="12"/><text:span text:style-name="T1">&lt;prcpabv90d xsi:type="xsd:boolean"&gt;?&lt;/prcpabv90d&gt;\r</text:span></text:p>
      <text:p text:style-name="P2"><text:s text:c="12"/><text:span text:style-name="T1">&lt;prcpblw90d xsi:type="xsd:boolean"&gt;?&lt;/prcpblw90d&gt;\r</text:span></text:p>
      <text:p text:style-name="P2"><text:s text:c="12"/><text:span text:style-name="T1">&lt;precipa_r xsi:type="xsd:boolean"&gt;?&lt;/precipa_r&gt;\r</text:span></text:p>
      <text:p text:style-name="P2"><text:s text:c="12"/><text:span text:style-name="T1">&lt;sky_r xsi:type="xsd:boolean"&gt;?&lt;/sky_r&gt;\r</text:span></text:p>
      <text:p text:style-name="P2"><text:s text:c="12"/><text:span text:style-name="T1">&lt;temp_r xsi:type="xsd:boolean"&gt;?&lt;/temp_r&gt;\r</text:span></text:p>
      <text:p text:style-name="P2"><text:s text:c="12"/><text:span text:style-name="T1">&lt;td_r xsi:type="xsd:boolean"&gt;?&lt;/td_r&gt;\r</text:span></text:p>
      <text:p text:style-name="P2"><text:s text:c="12"/><text:span text:style-name="T1">&lt;wdir_r xsi:type="xsd:boolean"&gt;?&lt;/wdir_r&gt;\r</text:span></text:p>
      <text:p text:style-name="P2"><text:s text:c="12"/><text:span text:style-name="T1">&lt;wspd_r xsi:type="xsd:boolean"&gt;?&lt;/wspd_r&gt;\r</text:span></text:p>
      <text:p text:style-name="P2"><text:s text:c="12"/><text:span text:style-name="T1">&lt;wwa xsi:type="xsd:boolean"&gt;?&lt;/wwa&gt;\r</text:span></text:p>
      <text:p text:style-name="P2"><text:s text:c="12"/><text:span text:style-name="T1">&lt;wgust xsi:type="xsd:boolean"&gt;?&lt;/wgust&gt;\r</text:span></text:p>
      <text:p text:style-name="P2"><text:s text:c="12"/><text:span text:style-name="T1">&lt;iceaccum xsi:type="xsd:boolean"&gt;?&lt;/iceaccum&gt;\r</text:span></text:p>
      <text:p text:style-name="P2"><text:s text:c="9"/><text:span text:style-name="T1">&lt;/weatherParameters&gt;\r</text:span></text:p>
      <text:p text:style-name="P2"><text:s text:c="6"/><text:span text:style-name="T1">&lt;/ndf:NDFDgenLatLonList&gt;\r</text:span></text:p>
      <text:p text:style-name="P2"><text:s text:c="3"/><text:span text:style-name="T1">&lt;/soapenv:Body&gt;\r</text:span></text:p>
      <text:p text:style-name="P1">&lt;/soapenv:Envelope&gt;]]&gt;&lt;/con:request&gt;&lt;con:wsaConfig mustUnderstand="NONE" version="200508" action="https://graphical.weather.gov/xml/DWMLgen/wsdl/ndfdXML.wsdl#NDFDgenLatLonList"/&gt;&lt;/con:call&gt;&lt;/con:operation&gt;&lt;/con:interface&gt;&lt;con:testSuite id="b73ee42e-0350-4575-9a2a-bcb0ccfc5105" name="TestSuite 1-Corner Grid Points"&gt;&lt;con:settings/&gt;&lt;con:runType&gt;SEQUENTIAL&lt;/con:runType&gt;&lt;con:testCase id="1cd7bf87-0dcc-4722-a7e7-ecf9846f1723" failOnError="true" failTestCaseOnErrors="true" keepSession="false" maxResults="0" name="TestCase 1-cornerpoints" searchProperties="true"&gt;&lt;con:settings/&gt;&lt;con:testStep type="request" id="4673ec26-c87c-435d-b869-c5517fa3f2bd" name="CornerPoints - Request 1"&gt;&lt;con:settings/&gt;&lt;con:config xsi:type="con:RequestStep" xmlns:xsi="http://www.w3.org/2001/XMLSchema-instance"&gt;&lt;con:interface&gt;ndfdXMLBinding&lt;/con:interface&gt;&lt;con:operation&gt;CornerPoints&lt;/con:operation&gt;&lt;con:request name="CornerPoints - Request 1" outgoingWss="" incomingWss="" timeout="" sslKeystore="" useWsAddressing="false" useWsReliableMessaging="false" wssPasswordType="" id="39a3116b-fd7d-4654-8158-ee82c71e415e"&gt;&lt;con:settings&gt;&lt;con:setting id="com.eviware.soapui.impl.wsdl.WsdlRequest@request-headers"&gt;&amp;lt;xml-fragment/&gt;&lt;/con:setting&gt;&lt;/con:settings&gt;&lt;con:encoding&gt;UTF-8&lt;/<text:soft-page-break/>con:encoding&gt;&lt;con:endpoint&gt;https://graphical.weather.gov:443/xml/SOAP_server/ndfdXMLserver.php&lt;/con:endpoint&gt;&lt;con:request&gt;&lt;![CDATA[&lt;soapenv:Envelope xmlns:xsi="http://www.w3.org/2001/XMLSchema-instance" xmlns:xsd="http://www.w3.org/2001/XMLSchema" xmlns:soapenv="http://schemas.xmlsoap.org/soap/envelope/" xmlns:ndf="https://graphical.weather.gov/xml/DWMLgen/wsdl/ndfdXML.wsdl"&gt;\r</text:p>
      <text:p text:style-name="P2"><text:s text:c="3"/><text:span text:style-name="T1">&lt;soapenv:Header/&gt;\r</text:span></text:p>
      <text:p text:style-name="P2"><text:s text:c="3"/><text:span text:style-name="T1">&lt;soapenv:Body&gt;\r</text:span></text:p>
      <text:p text:style-name="P2"><text:s text:c="6"/><text:span text:style-name="T1">&lt;ndf:CornerPoints soapenv:encodingStyle="http://schemas.xmlsoap.org/soap/encoding/"&gt;\r</text:span></text:p>
      <text:p text:style-name="P2"><text:s text:c="9"/><text:span text:style-name="T1">&lt;sector xsi:type="xsd:string"&gt;hawaii&lt;/sector&gt;\r</text:span></text:p>
      <text:p text:style-name="P2"><text:s text:c="6"/><text:span text:style-name="T1">&lt;/ndf:CornerPoints&gt;\r</text:span></text:p>
      <text:p text:style-name="P2"><text:s text:c="3"/><text:span text:style-name="T1">&lt;/soapenv:Body&gt;\r</text:span></text:p>
      <text:p text:style-name="P1">&lt;/soapenv:Envelope&gt;]]&gt;&lt;/con:request&gt;&lt;con:assertion type="SOAP Response" id="841b5652-e27d-4388-a045-eb0d12c24ac2" name="SOAP Response"/&gt;&lt;con:assertion type="Simple Contains" id="8deac8d5-4acb-441d-b49e-819822b6feaa" name="Contains 1"&gt;&lt;con:configuration&gt;&lt;token&gt;47.000000&lt;/token&gt;&lt;ignoreCase&gt;false&lt;/ignoreCase&gt;&lt;useRegEx&gt;false&lt;/useRegEx&gt;&lt;/con:configuration&gt;&lt;/con:assertion&gt;&lt;con:credentials&gt;&lt;con:authType&gt;No Authorization&lt;/con:authType&gt;&lt;/con:credentials&gt;&lt;con:jmsConfig JMSDeliveryMode="PERSISTENT"/&gt;&lt;con:jmsPropertyConfig/&gt;&lt;con:wsaConfig mustUnderstand="NONE" version="200508" action="https://graphical.weather.gov/xml/DWMLgen/wsdl/ndfdXML.wsdl#CornerPoints"/&gt;&lt;con:wsrmConfig version="1.2"/&gt;&lt;/con:request&gt;&lt;/con:config&gt;&lt;/con:testStep&gt;&lt;con:properties/&gt;&lt;/con:testCase&gt;&lt;con:testCase id="3d271d35-0fe8-4a20-8073-c574530115b6" failOnError="true" failTestCaseOnErrors="true" keepSession="false" maxResults="0" name="TestCase 2-Non-US cities" searchProperties="true"&gt;&lt;con:settings/&gt;&lt;con:testStep type="request" id="b4195a82-798b-4ef9-a742-336ae3fa479a" name="CornerPoints - Request 1"&gt;&lt;con:settings/&gt;&lt;con:config xsi:type="con:RequestStep" xmlns:xsi="http://www.w3.org/2001/XMLSchema-instance"&gt;&lt;con:interface&gt;ndfdXMLBinding&lt;/con:interface&gt;&lt;con:operation&gt;CornerPoints&lt;/con:operation&gt;&lt;con:request name="CornerPoints - Request 1" outgoingWss="" incomingWss="" timeout="" sslKeystore="" useWsAddressing="false" useWsReliableMessaging="false" wssPasswordType="" id="9c2e4cc5-7e7f-4445-964f-7aa294c32748"&gt;&lt;con:settings&gt;&lt;con:setting id="com.eviware.soapui.impl.wsdl.WsdlRequest@request-headers"&gt;&amp;lt;xml-fragment/&gt;&lt;/con:setting&gt;&lt;/con:settings&gt;&lt;con:encoding&gt;UTF-8&lt;/con:encoding&gt;&lt;con:endpoint&gt;https://graphical.weather.gov:443/xml/SOAP_server/ndfdXMLserver.php&lt;/con:endpoint&gt;&lt;con:request&gt;&lt;![CDATA[&lt;soapenv:Envelope xmlns:xsi="http://www.w3.org/2001/XMLSchema-instance" xmlns:xsd="http://www.w3.org/2001/XMLSchema" xmlns:soapenv="http://schemas.xmlsoap.org/soap/envelope/" xmlns:ndf="https://graphical.weather.gov/xml/DWMLgen/wsdl/ndfdXML.wsdl"&gt;\r</text:p>
      <text:p text:style-name="P2"><text:s text:c="3"/><text:span text:style-name="T1">&lt;soapenv:Header/&gt;\r</text:span></text:p>
      <text:p text:style-name="P2"><text:s text:c="3"/><text:span text:style-name="T1">&lt;soapenv:Body&gt;\r</text:span></text:p>
      <text:p text:style-name="P2"><text:s text:c="6"/><text:span text:style-name="T1">&lt;ndf:CornerPoints soapenv:encodingStyle="http://schemas.xmlsoap.org/soap/encoding/"&gt;\r</text:span></text:p>
      <text:p text:style-name="P2"><text:s text:c="9"/><text:span text:style-name="T1">&lt;sector xsi:type="xsd:string"&gt;mumbai&lt;/sector&gt;\r</text:span></text:p>
      <text:p text:style-name="P2"><text:s text:c="6"/><text:span text:style-name="T1">&lt;/ndf:CornerPoints&gt;\r</text:span></text:p>
      <text:p text:style-name="P2"><text:s text:c="3"/><text:span text:style-name="T1">&lt;/soapenv:Body&gt;\r</text:span></text:p>
      <text:p text:style-name="P1">&lt;/soapenv:Envelope&gt;]]&gt;&lt;/con:request&gt;&lt;con:assertion type="SOAP Response" id="a693ffb4-92a5-4d78-9b99-55e03dd6abdc" name="SOAP Response"/&gt;&lt;con:assertion type="Valid HTTP Status Codes" id="7693da11-73db-4b1c-9040-ae48b1efd0a9" name="Valid HTTP Status Codes"&gt;&lt;con:configuration&gt;&lt;codes&gt;500&lt;/codes&gt;&lt;/con:configuration&gt;&lt;/con:assertion&gt;&lt;con:credentials&gt;&lt;con:authType&gt;No Authorization&lt;/con:authType&gt;&lt;/con:credentials&gt;&lt;con:jmsConfig JMSDeliveryMode="PERSISTENT"/&gt;&lt;con:jmsPropertyConfig/&gt;&lt;con:wsaConfig mustUnderstand="NONE" version="200508" action="https://graphical.weather.gov/xml/DWMLgen/wsdl/ndfdXML.wsdl#CornerPoints"/&gt;&lt;con:wsrmConfig <text:soft-page-break/>version="1.2"/&gt;&lt;/con:request&gt;&lt;/con:config&gt;&lt;/con:testStep&gt;&lt;con:properties/&gt;&lt;/con:testCase&gt;&lt;con:testCase id="124e8f76-f506-4a85-ab12-f36f8b58d832" failOnError="true" failTestCaseOnErrors="true" keepSession="false" maxResults="0" name="TestCase 3-for pincode" searchProperties="true"&gt;&lt;con:settings/&gt;&lt;con:testStep type="request" id="1e59e4cc-fd92-4048-acb0-e92a8cccc64e" name="CornerPoints - Request 1"&gt;&lt;con:settings/&gt;&lt;con:config xsi:type="con:RequestStep" xmlns:xsi="http://www.w3.org/2001/XMLSchema-instance"&gt;&lt;con:interface&gt;ndfdXMLBinding&lt;/con:interface&gt;&lt;con:operation&gt;CornerPoints&lt;/con:operation&gt;&lt;con:request name="CornerPoints - Request 1" outgoingWss="" incomingWss="" timeout="" sslKeystore="" useWsAddressing="false" useWsReliableMessaging="false" wssPasswordType="" id="2715df25-fcb1-449d-901d-4f84093a5be3"&gt;&lt;con:settings&gt;&lt;con:setting id="com.eviware.soapui.impl.wsdl.WsdlRequest@request-headers"&gt;&amp;lt;xml-fragment/&gt;&lt;/con:setting&gt;&lt;/con:settings&gt;&lt;con:encoding&gt;UTF-8&lt;/con:encoding&gt;&lt;con:endpoint&gt;https://graphical.weather.gov:443/xml/SOAP_server/ndfdXMLserver.php&lt;/con:endpoint&gt;&lt;con:request&gt;&lt;![CDATA[&lt;soapenv:Envelope xmlns:xsi="http://www.w3.org/2001/XMLSchema-instance" xmlns:xsd="http://www.w3.org/2001/XMLSchema" xmlns:soapenv="http://schemas.xmlsoap.org/soap/envelope/" xmlns:ndf="https://graphical.weather.gov/xml/DWMLgen/wsdl/ndfdXML.wsdl"&gt;\r</text:p>
      <text:p text:style-name="P2"><text:s text:c="3"/><text:span text:style-name="T1">&lt;soapenv:Header/&gt;\r</text:span></text:p>
      <text:p text:style-name="P2"><text:s text:c="3"/><text:span text:style-name="T1">&lt;soapenv:Body&gt;\r</text:span></text:p>
      <text:p text:style-name="P2"><text:s text:c="6"/><text:span text:style-name="T1">&lt;ndf:CornerPoints soapenv:encodingStyle="http://schemas.xmlsoap.org/soap/encoding/"&gt;\r</text:span></text:p>
      <text:p text:style-name="P2"><text:s text:c="9"/><text:span text:style-name="T1">&lt;sector xsi:type="xsd:string"&gt;400231&lt;/sector&gt;\r</text:span></text:p>
      <text:p text:style-name="P2"><text:s text:c="6"/><text:span text:style-name="T1">&lt;/ndf:CornerPoints&gt;\r</text:span></text:p>
      <text:p text:style-name="P2"><text:s text:c="3"/><text:span text:style-name="T1">&lt;/soapenv:Body&gt;\r</text:span></text:p>
      <text:p text:style-name="P1">&lt;/soapenv:Envelope&gt;]]&gt;&lt;/con:request&gt;&lt;con:assertion type="SOAP Response" id="f6c49bdd-58a6-4467-bfa6-fc4733a5fb3a" name="SOAP Response"/&gt;&lt;con:assertion type="Valid HTTP Status Codes" id="519298f4-8db5-450b-afa0-c21cad80b03b" name="Valid HTTP Status Codes"&gt;&lt;con:configuration&gt;&lt;codes&gt;500&lt;/codes&gt;&lt;/con:configuration&gt;&lt;/con:assertion&gt;&lt;con:credentials&gt;&lt;con:authType&gt;No Authorization&lt;/con:authType&gt;&lt;/con:credentials&gt;&lt;con:jmsConfig JMSDeliveryMode="PERSISTENT"/&gt;&lt;con:jmsPropertyConfig/&gt;&lt;con:wsaConfig mustUnderstand="NONE" version="200508" action="https://graphical.weather.gov/xml/DWMLgen/wsdl/ndfdXML.wsdl#CornerPoints"/&gt;&lt;con:wsrmConfig version="1.2"/&gt;&lt;/con:request&gt;&lt;/con:config&gt;&lt;/con:testStep&gt;&lt;con:properties/&gt;&lt;/con:testCase&gt;&lt;con:testCase id="8ea6baac-018c-41da-b5e8-86cf857bc646" failOnError="true" failTestCaseOnErrors="true" keepSession="false" maxResults="0" name="TestCase 4-Null input" searchProperties="true"&gt;&lt;con:settings/&gt;&lt;con:testStep type="request" id="57ad58c8-72c3-44b9-8b2e-28087386f093" name="CornerPoints - Request 1"&gt;&lt;con:settings/&gt;&lt;con:config xsi:type="con:RequestStep" xmlns:xsi="http://www.w3.org/2001/XMLSchema-instance"&gt;&lt;con:interface&gt;ndfdXMLBinding&lt;/con:interface&gt;&lt;con:operation&gt;CornerPoints&lt;/con:operation&gt;&lt;con:request name="CornerPoints - Request 1" outgoingWss="" incomingWss="" timeout="" sslKeystore="" useWsAddressing="false" useWsReliableMessaging="false" wssPasswordType="" id="2fb3afa1-10af-432c-8300-eb2e90e833cf"&gt;&lt;con:settings&gt;&lt;con:setting id="com.eviware.soapui.impl.wsdl.WsdlRequest@request-headers"&gt;&amp;lt;xml-fragment/&gt;&lt;/con:setting&gt;&lt;/con:settings&gt;&lt;con:encoding&gt;UTF-8&lt;/con:encoding&gt;&lt;con:endpoint&gt;https://graphical.weather.gov:443/xml/SOAP_server/ndfdXMLserver.php&lt;/con:endpoint&gt;&lt;con:request&gt;&lt;![CDATA[&lt;soapenv:Envelope xmlns:xsi="http://www.w3.org/2001/XMLSchema-instance" xmlns:xsd="http://www.w3.org/2001/XMLSchema" xmlns:soapenv="http://schemas.xmlsoap.org/soap/envelope/" xmlns:ndf="https://graphical.weather.gov/xml/DWMLgen/wsdl/ndfdXML.wsdl"&gt;\r</text:p>
      <text:p text:style-name="P2"><text:s text:c="3"/><text:span text:style-name="T1">&lt;soapenv:Header/&gt;\r</text:span></text:p>
      <text:p text:style-name="P2"><text:s text:c="3"/><text:span text:style-name="T1">&lt;soapenv:Body&gt;\r</text:span></text:p>
      <text:p text:style-name="P2"><text:soft-page-break/><text:s text:c="6"/><text:span text:style-name="T1">&lt;ndf:CornerPoints soapenv:encodingStyle="http://schemas.xmlsoap.org/soap/encoding/"&gt;\r</text:span></text:p>
      <text:p text:style-name="P2"><text:s text:c="9"/><text:span text:style-name="T1">&lt;sector xsi:type="xsd:string"&gt;&lt;/sector&gt;\r</text:span></text:p>
      <text:p text:style-name="P2"><text:s text:c="6"/><text:span text:style-name="T1">&lt;/ndf:CornerPoints&gt;\r</text:span></text:p>
      <text:p text:style-name="P2"><text:s text:c="3"/><text:span text:style-name="T1">&lt;/soapenv:Body&gt;\r</text:span></text:p>
      <text:p text:style-name="P6">&lt;/soapenv:Envelope&gt;]]&gt;&lt;/con:request&gt;&lt;con:assertion type="SOAP Response" id="8bc66446-feb6-42a2-948a-b685a922a403" name="SOAP Response"/&gt;&lt;con:assertion type="Simple Contains" id="dcecd09c-af96-4d74-bb8a-a0cc02751ab6" name="Contains"&gt;&lt;con:configuration&gt;&lt;token/&gt;&lt;ignoreCase&gt;false&lt;/ignoreCase&gt;&lt;useRegEx&gt;false&lt;/useRegEx&gt;&lt;/con:configuration&gt;&lt;/con:assertion&gt;&lt;con:credentials&gt;&lt;con:authType&gt;No Authorization&lt;/con:authType&gt;&lt;/con:credentials&gt;&lt;con:jmsConfig JMSDeliveryMode="PERSISTENT"/&gt;&lt;con:jmsPropertyConfig/&gt;&lt;con:wsaConfig mustUnderstand="NONE" version="200508" action="https://graphical.weather.gov/xml/DWMLgen/wsdl/ndfdXML.wsdl#CornerPoints"/&gt;&lt;con:wsrmConfig version="1.2"/&gt;&lt;/con:request&gt;&lt;/con:config&gt;&lt;/con:testStep&gt;&lt;con:properties/&gt;&lt;/con:testCase&gt;&lt;con:properties&gt;&lt;con:property&gt;&lt;con:name&gt;sector&lt;/con:name&gt;&lt;con:value&gt;conus&lt;/con:value&gt;&lt;/con:property&gt;&lt;/con:properties&gt;&lt;/con:testSuite&gt;&lt;con:properties/&gt;&lt;con:wssContainer/&gt;&lt;con:oAuth2ProfileContainer/&gt;&lt;con:oAuth1ProfileContainer/&gt;&lt;/con:soapui-project&gt;</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09T23:07:55.490000000</meta:creation-date>
    <dc:date>2021-11-09T23:09:13.149000000</dc:date>
    <meta:editing-duration>PT1M17S</meta:editing-duration>
    <meta:editing-cycles>2</meta:editing-cycles>
    <meta:generator>LibreOffice/7.1.6.2$Windows_X86_64 LibreOffice_project/0e133318fcee89abacd6a7d077e292f1145735c3</meta:generator>
    <meta:document-statistic meta:table-count="0" meta:image-count="0" meta:object-count="0" meta:page-count="20" meta:paragraph-count="699" meta:word-count="2931" meta:character-count="63171" meta:non-whitespace-character-count="56069"/>
  </office:meta>
</office:document-meta>
</file>